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1.10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1.025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2.272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829cm"/>
    </style:style>
    <style:style style:name="co13" style:family="table-column">
      <style:table-column-properties fo:break-before="auto" style:column-width="2.411cm"/>
    </style:style>
    <style:style style:name="co14" style:family="table-column">
      <style:table-column-properties fo:break-before="auto" style:column-width="2.522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912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2.66cm"/>
    </style:style>
    <style:style style:name="co20" style:family="table-column">
      <style:table-column-properties fo:break-before="auto" style:column-width="0.863cm"/>
    </style:style>
    <style:style style:name="co21" style:family="table-column">
      <style:table-column-properties fo:break-before="auto" style:column-width="3.018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1.496cm"/>
    </style:style>
    <style:style style:name="co24" style:family="table-column">
      <style:table-column-properties fo:break-before="auto" style:column-width="0.997cm"/>
    </style:style>
    <style:style style:name="co25" style:family="table-column">
      <style:table-column-properties fo:break-before="auto" style:column-width="3.325cm"/>
    </style:style>
    <style:style style:name="co26" style:family="table-column">
      <style:table-column-properties fo:break-before="auto" style:column-width="2.106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02cm"/>
    </style:style>
    <style:style style:name="co29" style:family="table-column">
      <style:table-column-properties fo:break-before="auto" style:column-width="1.635cm"/>
    </style:style>
    <style:style style:name="co30" style:family="table-column">
      <style:table-column-properties fo:break-before="auto" style:column-width="1.552cm"/>
    </style:style>
    <style:style style:name="co31" style:family="table-column">
      <style:table-column-properties fo:break-before="auto" style:column-width="2.633cm"/>
    </style:style>
    <style:style style:name="co32" style:family="table-column">
      <style:table-column-properties fo:break-before="auto" style:column-width="2.3cm"/>
    </style:style>
    <style:style style:name="co33" style:family="table-column">
      <style:table-column-properties fo:break-before="auto" style:column-width="6.115cm"/>
    </style:style>
    <style:style style:name="co34" style:family="table-column">
      <style:table-column-properties fo:break-before="auto" style:column-width="2.438cm"/>
    </style:style>
    <style:style style:name="co35" style:family="table-column">
      <style:table-column-properties fo:break-before="auto" style:column-width="1.111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28cm"/>
    </style:style>
    <style:style style:name="co38" style:family="table-column">
      <style:table-column-properties fo:break-before="auto" style:column-width="1.305cm"/>
    </style:style>
    <style:style style:name="co39" style:family="table-column">
      <style:table-column-properties fo:break-before="auto" style:column-width="1.637cm"/>
    </style:style>
    <style:style style:name="co40" style:family="table-column">
      <style:table-column-properties fo:break-before="auto" style:column-width="1.554cm"/>
    </style:style>
    <style:style style:name="co41" style:family="table-column">
      <style:table-column-properties fo:break-before="auto" style:column-width="2.521cm"/>
    </style:style>
    <style:style style:name="co42" style:family="table-column">
      <style:table-column-properties fo:break-before="auto" style:column-width="2.632cm"/>
    </style:style>
    <style:style style:name="co43" style:family="table-column">
      <style:table-column-properties fo:break-before="auto" style:column-width="1.191cm"/>
    </style:style>
    <style:style style:name="co44" style:family="table-column">
      <style:table-column-properties fo:break-before="auto" style:column-width="1.919cm"/>
    </style:style>
    <style:style style:name="co45" style:family="table-column">
      <style:table-column-properties fo:break-before="auto" style:column-width="3.029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1.281cm"/>
    </style:style>
    <style:style style:name="co48" style:family="table-column">
      <style:table-column-properties fo:break-before="auto" style:column-width="6.613cm"/>
    </style:style>
    <style:style style:name="co49" style:family="table-column">
      <style:table-column-properties fo:break-before="auto" style:column-width="1.498cm"/>
    </style:style>
    <style:style style:name="co50" style:family="table-column">
      <style:table-column-properties fo:break-before="auto" style:column-width="0.961cm"/>
    </style:style>
    <style:style style:name="co51" style:family="table-column">
      <style:table-column-properties fo:break-before="auto" style:column-width="3.378cm"/>
    </style:style>
    <style:style style:name="co52" style:family="table-column">
      <style:table-column-properties fo:break-before="auto" style:column-width="2.935cm"/>
    </style:style>
    <style:style style:name="co53" style:family="table-column">
      <style:table-column-properties fo:break-before="auto" style:column-width="1.041cm"/>
    </style:style>
    <style:style style:name="co5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craft_5f_armour">
      <style:table-properties table:display="true" style:writing-mode="lr-tb"/>
    </style:style>
    <style:style style:name="ta2" style:family="table" style:master-page-name="PageStyle_5f_craft_5f_weapon">
      <style:table-properties table:display="true" style:writing-mode="lr-tb"/>
    </style:style>
    <style:style style:name="ta3" style:family="table" style:master-page-name="PageStyle_5f_craft_5f_wondrous">
      <style:table-properties table:display="true" style:writing-mode="lr-tb"/>
    </style:style>
    <style:style style:name="ta4" style:family="table" style:master-page-name="PageStyle_5f_craft_5f_ri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1" table:default-cell-style-name="ce1"/>
        <table:table-column table:style-name="co23" table:default-cell-style-name="Default"/>
        <table:table-column table:style-name="co10" table:number-columns-repeated="209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/>
          <table:table-cell table:style-name="Default"/>
          <table:table-cell table:number-columns-repeated="41"/>
          <table:table-cell table:style-name="Default"/>
          <table:table-cell table:number-columns-repeated="210"/>
        </table:table-row>
        <table:table-row table:style-name="ro1">
          <table:table-cell table:number-columns-repeated="3"/>
          <table:table-cell table:style-name="Default"/>
          <table:table-cell table:number-columns-repeated="41"/>
          <table:table-cell table:style-name="Default"/>
          <table:table-cell table:number-columns-repeated="210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table:style-name="Default"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kill</text:p>
          </table:table-cell>
          <table:table-cell office:value-type="string">
            <text:p>SkillRanks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Type4</text:p>
          </table:table-cell>
          <table:table-cell office:value-type="string">
            <text:p>SubType4</text:p>
          </table:table-cell>
          <table:table-cell office:value-type="string">
            <text:p>CostTableValue4</text:p>
          </table:table-cell>
          <table:table-cell office:value-type="string">
            <text:p>Param1Value4</text:p>
          </table:table-cell>
          <table:table-cell office:value-type="string">
            <text:p>Type5</text:p>
          </table:table-cell>
          <table:table-cell office:value-type="string">
            <text:p>SubType5</text:p>
          </table:table-cell>
          <table:table-cell office:value-type="string">
            <text:p>CostTableValue5</text:p>
          </table:table-cell>
          <table:table-cell office:value-type="string">
            <text:p>Param1Value5</text:p>
          </table:table-cell>
          <table:table-cell office:value-type="string">
            <text:p>Type6</text:p>
          </table:table-cell>
          <table:table-cell office:value-type="string">
            <text:p>SubType6</text:p>
          </table:table-cell>
          <table:table-cell office:value-type="string">
            <text:p>CostTableValue6</text:p>
          </table:table-cell>
          <table:table-cell office:value-type="string">
            <text:p>Param1Value6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4]&gt;20;AND(NOT([.S4]=&quot;****&quot;);[.S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2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5]&gt;20;AND(NOT([.S5]=&quot;****&quot;);[.S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2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6]&gt;20;AND(NOT([.S6]=&quot;****&quot;);[.S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7]&gt;20;AND(NOT([.S7]=&quot;****&quot;);[.S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8]&gt;20;AND(NOT([.S8]=&quot;****&quot;);[.S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9]&gt;20;AND(NOT([.S9]=&quot;****&quot;);[.S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10]&gt;20;AND(NOT([.S10]=&quot;****&quot;);[.S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2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11]&gt;20;AND(NOT([.S11]=&quot;****&quot;);[.S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2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21" office:value-type="string">
            <text:p>****</text:p>
          </table:table-cell>
          <table:table-cell table:formula="oooc:=(OR([.F12]&gt;20;AND(NOT([.S12]=&quot;****&quot;);[.S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2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13]&gt;20;AND(NOT([.S13]=&quot;****&quot;);[.S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2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21" office:value-type="string">
            <text:p>****</text:p>
          </table:table-cell>
          <table:table-cell table:formula="oooc:=(OR([.F14]&gt;20;AND(NOT([.S14]=&quot;****&quot;);[.S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2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15]&gt;20;AND(NOT([.S15]=&quot;****&quot;);[.S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2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formula="oooc:=(OR([.F16]&gt;20;AND(NOT([.S16]=&quot;****&quot;);[.S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2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21" office:value-type="string">
            <text:p>****</text:p>
          </table:table-cell>
          <table:table-cell table:formula="oooc:=(OR([.F17]&gt;20;AND(NOT([.S17]=&quot;****&quot;);[.S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2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21" office:value-type="string">
            <text:p>****</text:p>
          </table:table-cell>
          <table:table-cell table:formula="oooc:=(OR([.F18]&gt;20;AND(NOT([.S18]=&quot;****&quot;);[.S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2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1" office:value-type="string">
            <text:p>****</text:p>
          </table:table-cell>
          <table:table-cell table:formula="oooc:=(OR([.F19]&gt;20;AND(NOT([.S19]=&quot;****&quot;);[.S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2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21" office:value-type="string">
            <text:p>****</text:p>
          </table:table-cell>
          <table:table-cell table:formula="oooc:=(OR([.F20]&gt;20;AND(NOT([.S20]=&quot;****&quot;);[.S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2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21" office:value-type="string">
            <text:p>****</text:p>
          </table:table-cell>
          <table:table-cell table:formula="oooc:=(OR([.F21]&gt;20;AND(NOT([.S21]=&quot;****&quot;);[.S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2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21" office:value-type="string">
            <text:p>****</text:p>
          </table:table-cell>
          <table:table-cell table:formula="oooc:=(OR([.F22]&gt;20;AND(NOT([.S22]=&quot;****&quot;);[.S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2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21" office:value-type="string">
            <text:p>****</text:p>
          </table:table-cell>
          <table:table-cell table:formula="oooc:=(OR([.F23]&gt;20;AND(NOT([.S23]=&quot;****&quot;);[.S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24]&gt;20;AND(NOT([.S24]=&quot;****&quot;);[.S2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25]&gt;20;AND(NOT([.S25]=&quot;****&quot;);[.S2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26]&gt;20;AND(NOT([.S26]=&quot;****&quot;);[.S2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27]&gt;20;AND(NOT([.S27]=&quot;****&quot;);[.S2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22" office:value-type="string">
            <text:p>****</text:p>
          </table:table-cell>
          <table:table-cell table:formula="oooc:=(OR([.F28]&gt;20;AND(NOT([.S28]=&quot;****&quot;);[.S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29]&gt;20;AND(NOT([.S29]=&quot;****&quot;);[.S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30]&gt;20;AND(NOT([.S30]=&quot;****&quot;);[.S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31]&gt;20;AND(NOT([.S31]=&quot;****&quot;);[.S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32]&gt;20;AND(NOT([.S32]=&quot;****&quot;);[.S3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33]&gt;20;AND(NOT([.S33]=&quot;****&quot;);[.S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34]&gt;20;AND(NOT([.S34]=&quot;****&quot;);[.S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35]&gt;20;AND(NOT([.S35]=&quot;****&quot;);[.S3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36]&gt;20;AND(NOT([.S36]=&quot;****&quot;);[.S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37]&gt;20;AND(NOT([.S37]=&quot;****&quot;);[.S3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38]&gt;20;AND(NOT([.S38]=&quot;****&quot;);[.S3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39]&gt;20;AND(NOT([.S39]=&quot;****&quot;);[.S3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40]&gt;20;AND(NOT([.S40]=&quot;****&quot;);[.S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41]&gt;20;AND(NOT([.S41]=&quot;****&quot;);[.S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42]&gt;20;AND(NOT([.S42]=&quot;****&quot;);[.S4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903">
            <text:p>16828903</text:p>
          </table:table-cell>
          <table:table-cell office:value-type="string">
            <text:p>Great_Invulnerability_15_Magic</text:p>
          </table:table-cell>
          <table:table-cell table:style-name="Default" office:value-type="float" office:value="16828870">
            <text:p>168288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904">
            <text:p>16828904</text:p>
          </table:table-cell>
          <table:table-cell office:value-type="string">
            <text:p>Great_Invulnerability_5_Epic</text:p>
          </table:table-cell>
          <table:table-cell table:style-name="Default" office:value-type="float" office:value="16828871">
            <text:p>1682887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45]&gt;20;AND(NOT([.S45]=&quot;****&quot;);[.S4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905">
            <text:p>16828905</text:p>
          </table:table-cell>
          <table:table-cell office:value-type="string">
            <text:p>Great_Invulnerability_10_Epic</text:p>
          </table:table-cell>
          <table:table-cell table:style-name="Default" office:value-type="float" office:value="16828872">
            <text:p>1682887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46]&gt;20;AND(NOT([.S46]=&quot;****&quot;);[.S4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47]&gt;20;AND(NOT([.S47]=&quot;****&quot;);[.S4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formula="oooc:=(OR([.F48]&gt;20;AND(NOT([.S48]=&quot;****&quot;);[.S4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49]&gt;20;AND(NOT([.S49]=&quot;****&quot;);[.S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50]&gt;20;AND(NOT([.S50]=&quot;****&quot;);[.S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1" office:value-type="string">
            <text:p>****</text:p>
          </table:table-cell>
          <table:table-cell table:formula="oooc:=(OR([.F51]&gt;20;AND(NOT([.S51]=&quot;****&quot;);[.S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52]&gt;20;AND(NOT([.S52]=&quot;****&quot;);[.S5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53]&gt;20;AND(NOT([.S53]=&quot;****&quot;);[.S5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1" office:value-type="string">
            <text:p>****</text:p>
          </table:table-cell>
          <table:table-cell table:formula="oooc:=(OR([.F54]&gt;20;AND(NOT([.S54]=&quot;****&quot;);[.S5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55]&gt;20;AND(NOT([.S55]=&quot;****&quot;);[.S5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56]&gt;20;AND(NOT([.S56]=&quot;****&quot;);[.S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57]&gt;20;AND(NOT([.S57]=&quot;****&quot;);[.S5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58]&gt;20;AND(NOT([.S58]=&quot;****&quot;);[.S5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21" office:value-type="string">
            <text:p>****</text:p>
          </table:table-cell>
          <table:table-cell table:formula="oooc:=(OR([.F59]&gt;20;AND(NOT([.S59]=&quot;****&quot;);[.S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906">
            <text:p>16828906</text:p>
          </table:table-cell>
          <table:table-cell office:value-type="string">
            <text:p>Spell_Resistance_15</text:p>
          </table:table-cell>
          <table:table-cell table:style-name="Default" office:value-type="float" office:value="16828873">
            <text:p>1682887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21" office:value-type="string">
            <text:p>****</text:p>
          </table:table-cell>
          <table:table-cell table:formula="oooc:=(OR([.F60]&gt;20;AND(NOT([.S60]=&quot;****&quot;);[.S6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907">
            <text:p>16828907</text:p>
          </table:table-cell>
          <table:table-cell office:value-type="string">
            <text:p>Spell_Resistance_17</text:p>
          </table:table-cell>
          <table:table-cell table:style-name="Default" office:value-type="float" office:value="16828874">
            <text:p>1682887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21" office:value-type="string">
            <text:p>****</text:p>
          </table:table-cell>
          <table:table-cell table:formula="oooc:=(OR([.F61]&gt;20;AND(NOT([.S61]=&quot;****&quot;);[.S6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908">
            <text:p>16828908</text:p>
          </table:table-cell>
          <table:table-cell office:value-type="string">
            <text:p>Spell_Resistance_19</text:p>
          </table:table-cell>
          <table:table-cell table:style-name="Default" office:value-type="float" office:value="16828875">
            <text:p>1682887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21" office:value-type="string">
            <text:p>****</text:p>
          </table:table-cell>
          <table:table-cell table:formula="oooc:=(OR([.F62]&gt;20;AND(NOT([.S62]=&quot;****&quot;);[.S6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21" office:value-type="string">
            <text:p>****</text:p>
          </table:table-cell>
          <table:table-cell table:formula="oooc:=(OR([.F63]&gt;20;AND(NOT([.S63]=&quot;****&quot;);[.S6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909">
            <text:p>16828909</text:p>
          </table:table-cell>
          <table:table-cell office:value-type="string">
            <text:p>Spell_Resistance_23</text:p>
          </table:table-cell>
          <table:table-cell table:style-name="Default" office:value-type="float" office:value="16828876">
            <text:p>16828876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21" office:value-type="string">
            <text:p>****</text:p>
          </table:table-cell>
          <table:table-cell table:formula="oooc:=(OR([.F64]&gt;20;AND(NOT([.S64]=&quot;****&quot;);[.S6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910">
            <text:p>16828910</text:p>
          </table:table-cell>
          <table:table-cell office:value-type="string">
            <text:p>Spell_Resistance_25</text:p>
          </table:table-cell>
          <table:table-cell table:style-name="Default" office:value-type="float" office:value="16828877">
            <text:p>1682887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21" office:value-type="string">
            <text:p>****</text:p>
          </table:table-cell>
          <table:table-cell table:formula="oooc:=(OR([.F65]&gt;20;AND(NOT([.S65]=&quot;****&quot;);[.S6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911">
            <text:p>16828911</text:p>
          </table:table-cell>
          <table:table-cell office:value-type="string">
            <text:p>Spell_Resistance_27</text:p>
          </table:table-cell>
          <table:table-cell table:style-name="Default" office:value-type="float" office:value="16828878">
            <text:p>16828878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21" office:value-type="string">
            <text:p>****</text:p>
          </table:table-cell>
          <table:table-cell table:formula="oooc:=(OR([.F66]&gt;20;AND(NOT([.S66]=&quot;****&quot;);[.S6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67]&gt;20;AND(NOT([.S67]=&quot;****&quot;);[.S6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</table:table>
      <table:table table:name="craft_weapon" table:style-name="ta2" table:print="false"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8" table:default-cell-style-name="ce1"/>
        <table:table-column table:style-name="co23" table:default-cell-style-name="Default"/>
        <table:table-column table:style-name="co10" table:number-columns-repeated="209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43"/>
          <table:table-cell table:style-name="Default"/>
          <table:table-cell table:number-columns-repeated="210"/>
        </table:table-row>
        <table:table-row table:style-name="ro1">
          <table:table-cell table:number-columns-repeated="45"/>
          <table:table-cell table:style-name="Default"/>
          <table:table-cell table:number-columns-repeated="210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kill</text:p>
          </table:table-cell>
          <table:table-cell office:value-type="string">
            <text:p>SkillRanks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Type4</text:p>
          </table:table-cell>
          <table:table-cell office:value-type="string">
            <text:p>SubType4</text:p>
          </table:table-cell>
          <table:table-cell office:value-type="string">
            <text:p>CostTableValue4</text:p>
          </table:table-cell>
          <table:table-cell office:value-type="string">
            <text:p>Param1Value4</text:p>
          </table:table-cell>
          <table:table-cell office:value-type="string">
            <text:p>Type5</text:p>
          </table:table-cell>
          <table:table-cell office:value-type="string">
            <text:p>SubType5</text:p>
          </table:table-cell>
          <table:table-cell office:value-type="string">
            <text:p>CostTableValue5</text:p>
          </table:table-cell>
          <table:table-cell office:value-type="string">
            <text:p>Param1Value5</text:p>
          </table:table-cell>
          <table:table-cell office:value-type="string">
            <text:p>Type6</text:p>
          </table:table-cell>
          <table:table-cell office:value-type="string">
            <text:p>SubType6</text:p>
          </table:table-cell>
          <table:table-cell office:value-type="string">
            <text:p>CostTableValue6</text:p>
          </table:table-cell>
          <table:table-cell office:value-type="string">
            <text:p>Param1Value6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4]&gt;20;AND(NOT([.S4]=&quot;****&quot;);[.S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2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5]&gt;20;AND(NOT([.S5]=&quot;****&quot;);[.S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2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6]&gt;20;AND(NOT([.S6]=&quot;****&quot;);[.S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7]&gt;20;AND(NOT([.S7]=&quot;****&quot;);[.S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8]&gt;20;AND(NOT([.S8]=&quot;****&quot;);[.S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9]&gt;20;AND(NOT([.S9]=&quot;****&quot;);[.S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10]&gt;20;AND(NOT([.S10]=&quot;****&quot;);[.S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2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11]&gt;20;AND(NOT([.S11]=&quot;****&quot;);[.S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2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21" office:value-type="string">
            <text:p>****</text:p>
          </table:table-cell>
          <table:table-cell table:formula="oooc:=(OR([.F12]&gt;20;AND(NOT([.S12]=&quot;****&quot;);[.S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2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13]&gt;20;AND(NOT([.S13]=&quot;****&quot;);[.S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2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21" office:value-type="string">
            <text:p>****</text:p>
          </table:table-cell>
          <table:table-cell table:formula="oooc:=(OR([.F14]&gt;20;AND(NOT([.S14]=&quot;****&quot;);[.S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2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15]&gt;20;AND(NOT([.S15]=&quot;****&quot;);[.S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2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formula="oooc:=(OR([.F16]&gt;20;AND(NOT([.S16]=&quot;****&quot;);[.S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2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21" office:value-type="string">
            <text:p>****</text:p>
          </table:table-cell>
          <table:table-cell table:formula="oooc:=(OR([.F17]&gt;20;AND(NOT([.S17]=&quot;****&quot;);[.S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2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21" office:value-type="string">
            <text:p>****</text:p>
          </table:table-cell>
          <table:table-cell table:formula="oooc:=(OR([.F18]&gt;20;AND(NOT([.S18]=&quot;****&quot;);[.S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2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1" office:value-type="string">
            <text:p>****</text:p>
          </table:table-cell>
          <table:table-cell table:formula="oooc:=(OR([.F19]&gt;20;AND(NOT([.S19]=&quot;****&quot;);[.S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2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21" office:value-type="string">
            <text:p>****</text:p>
          </table:table-cell>
          <table:table-cell table:formula="oooc:=(OR([.F20]&gt;20;AND(NOT([.S20]=&quot;****&quot;);[.S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2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21" office:value-type="string">
            <text:p>****</text:p>
          </table:table-cell>
          <table:table-cell table:formula="oooc:=(OR([.F21]&gt;20;AND(NOT([.S21]=&quot;****&quot;);[.S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2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21" office:value-type="string">
            <text:p>****</text:p>
          </table:table-cell>
          <table:table-cell table:formula="oooc:=(OR([.F22]&gt;20;AND(NOT([.S22]=&quot;****&quot;);[.S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2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21" office:value-type="string">
            <text:p>****</text:p>
          </table:table-cell>
          <table:table-cell table:formula="oooc:=(OR([.F23]&gt;20;AND(NOT([.S23]=&quot;****&quot;);[.S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style-name="ce1"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21" office:value-type="string">
            <text:p>****</text:p>
          </table:table-cell>
          <table:table-cell table:formula="oooc:=(OR([.F24]&gt;20;AND(NOT([.S24]=&quot;****&quot;);[.S2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style-name="ce1"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0" office:value-type="string">
            <text:p>****</text:p>
          </table:table-cell>
          <table:table-cell table:formula="oooc:=(OR([.F25]&gt;20;AND(NOT([.S25]=&quot;****&quot;);[.S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0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style-name="ce1"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****</text:p>
          </table:table-cell>
          <table:table-cell table:formula="oooc:=(OR([.F26]&gt;20;AND(NOT([.S26]=&quot;****&quot;);[.S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0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style-name="ce1"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0" office:value-type="string">
            <text:p>****</text:p>
          </table:table-cell>
          <table:table-cell table:formula="oooc:=(OR([.F27]&gt;20;AND(NOT([.S27]=&quot;****&quot;);[.S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0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style-name="ce1"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****</text:p>
          </table:table-cell>
          <table:table-cell table:formula="oooc:=(OR([.F28]&gt;20;AND(NOT([.S28]=&quot;****&quot;);[.S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0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style-name="ce1"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17" office:value-type="string">
            <text:p>****</text:p>
          </table:table-cell>
          <table:table-cell table:formula="oooc:=(OR([.F29]&gt;20;AND(NOT([.S29]=&quot;****&quot;);[.S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  <table:table-cell table:number-columns-repeated="20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style-name="ce1"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13" office:value-type="string">
            <text:p>****</text:p>
          </table:table-cell>
          <table:table-cell table:formula="oooc:=(OR([.F30]&gt;20;AND(NOT([.S30]=&quot;****&quot;);[.S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  <table:table-cell table:number-columns-repeated="20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style-name="ce1"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0" office:value-type="string">
            <text:p>****</text:p>
          </table:table-cell>
          <table:table-cell table:formula="oooc:=(OR([.F31]&gt;20;AND(NOT([.S31]=&quot;****&quot;);[.S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  <table:table-cell table:number-columns-repeated="20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style-name="ce1"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20" office:value-type="string">
            <text:p>****</text:p>
          </table:table-cell>
          <table:table-cell table:formula="oooc:=(OR([.F32]&gt;20;AND(NOT([.S32]=&quot;****&quot;);[.S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  <table:table-cell table:number-columns-repeated="20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style-name="ce1"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33]&gt;20;AND(NOT([.S33]=&quot;****&quot;);[.S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style-name="ce1"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21" office:value-type="string">
            <text:p>****</text:p>
          </table:table-cell>
          <table:table-cell table:formula="oooc:=(OR([.F34]&gt;20;AND(NOT([.S34]=&quot;****&quot;);[.S3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style-name="ce1"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35]&gt;20;AND(NOT([.S35]=&quot;****&quot;);[.S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  <table:table-cell table:number-columns-repeated="20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style-name="ce1"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21" office:value-type="string">
            <text:p>****</text:p>
          </table:table-cell>
          <table:table-cell table:formula="oooc:=(OR([.F36]&gt;20;AND(NOT([.S36]=&quot;****&quot;);[.S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style-name="ce1"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0" office:value-type="string">
            <text:p>****</text:p>
          </table:table-cell>
          <table:table-cell table:formula="oooc:=(OR([.F37]&gt;20;AND(NOT([.S37]=&quot;****&quot;);[.S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0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style-name="ce1"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****</text:p>
          </table:table-cell>
          <table:table-cell table:formula="oooc:=(OR([.F38]&gt;20;AND(NOT([.S38]=&quot;****&quot;);[.S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style-name="ce1"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23" office:value-type="string">
            <text:p>****</text:p>
          </table:table-cell>
          <table:table-cell table:formula="oooc:=(OR([.F39]&gt;20;AND(NOT([.S39]=&quot;****&quot;);[.S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  <table:table-cell table:number-columns-repeated="20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style-name="ce1"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40]&gt;20;AND(NOT([.S40]=&quot;****&quot;);[.S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style-name="ce1"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21" office:value-type="string">
            <text:p>****</text:p>
          </table:table-cell>
          <table:table-cell table:formula="oooc:=(OR([.F41]&gt;20;AND(NOT([.S41]=&quot;****&quot;);[.S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style-name="ce1"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21" office:value-type="string">
            <text:p>****</text:p>
          </table:table-cell>
          <table:table-cell table:formula="oooc:=(OR([.F42]&gt;20;AND(NOT([.S42]=&quot;****&quot;);[.S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style-name="ce1"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0" office:value-type="string">
            <text:p>****</text:p>
          </table:table-cell>
          <table:table-cell table:formula="oooc:=(OR([.F43]&gt;20;AND(NOT([.S43]=&quot;****&quot;);[.S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0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style-name="ce1"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****</text:p>
          </table:table-cell>
          <table:table-cell table:formula="oooc:=(OR([.F44]&gt;20;AND(NOT([.S44]=&quot;****&quot;);[.S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  <table:table-cell table:number-columns-repeated="2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style-name="ce1"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21" office:value-type="string">
            <text:p>****</text:p>
          </table:table-cell>
          <table:table-cell table:formula="oooc:=(OR([.F45]&gt;20;AND(NOT([.S45]=&quot;****&quot;);[.S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  <table:table-cell table:number-columns-repeated="20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style-name="ce1"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0" office:value-type="string">
            <text:p>****</text:p>
          </table:table-cell>
          <table:table-cell table:formula="oooc:=(OR([.F46]&gt;20;AND(NOT([.S46]=&quot;****&quot;);[.S4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</table:table>
      <table:table table:name="craft_wondrous" table:style-name="ta3" table:print="false">
        <table:table-column table:style-name="co9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8" table:number-columns-repeated="3" table:default-cell-style-name="Default"/>
        <table:table-column table:style-name="co12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3" table:default-cell-style-name="ce1"/>
        <table:table-column table:style-name="co23" table:default-cell-style-name="Default"/>
        <table:table-column table:style-name="co10" table:number-columns-repeated="209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43"/>
          <table:table-cell table:style-name="Default"/>
          <table:table-cell table:number-columns-repeated="210"/>
        </table:table-row>
        <table:table-row table:style-name="ro1">
          <table:table-cell table:number-columns-repeated="45"/>
          <table:table-cell table:style-name="Default"/>
          <table:table-cell table:number-columns-repeated="210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kill</text:p>
          </table:table-cell>
          <table:table-cell office:value-type="string">
            <text:p>SkillRanks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BaseItem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Type4</text:p>
          </table:table-cell>
          <table:table-cell office:value-type="string">
            <text:p>SubType4</text:p>
          </table:table-cell>
          <table:table-cell office:value-type="string">
            <text:p>CostTableValue4</text:p>
          </table:table-cell>
          <table:table-cell office:value-type="string">
            <text:p>Param1Value4</text:p>
          </table:table-cell>
          <table:table-cell office:value-type="string">
            <text:p>Type5</text:p>
          </table:table-cell>
          <table:table-cell office:value-type="string">
            <text:p>SubType5</text:p>
          </table:table-cell>
          <table:table-cell office:value-type="string">
            <text:p>CostTableValue5</text:p>
          </table:table-cell>
          <table:table-cell office:value-type="string">
            <text:p>Param1Value5</text:p>
          </table:table-cell>
          <table:table-cell office:value-type="string">
            <text:p>Type6</text:p>
          </table:table-cell>
          <table:table-cell office:value-type="string">
            <text:p>SubType6</text:p>
          </table:table-cell>
          <table:table-cell office:value-type="string">
            <text:p>CostTableValue6</text:p>
          </table:table-cell>
          <table:table-cell office:value-type="string">
            <text:p>Param1Value6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912">
            <text:p>16828912</text:p>
          </table:table-cell>
          <table:table-cell office:value-type="string">
            <text:p>Amulet_of_Health_+2</text:p>
          </table:table-cell>
          <table:table-cell office:value-type="float" office:value="16828979">
            <text:p>1682897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4]&gt;=20;AND(NOT([.S4]=&quot;****&quot;);[.S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913">
            <text:p>16828913</text:p>
          </table:table-cell>
          <table:table-cell office:value-type="string">
            <text:p>Amulet_of_Health_+4</text:p>
          </table:table-cell>
          <table:table-cell office:value-type="float" office:value="16828980">
            <text:p>1682898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5]&gt;=20;AND(NOT([.S5]=&quot;****&quot;);[.S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914">
            <text:p>16828914</text:p>
          </table:table-cell>
          <table:table-cell office:value-type="string">
            <text:p>Amulet_of_Health_+6</text:p>
          </table:table-cell>
          <table:table-cell office:value-type="float" office:value="16828981">
            <text:p>1682898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6]&gt;=20;AND(NOT([.S6]=&quot;****&quot;);[.S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380">
            <text:p>13380</text:p>
          </table:table-cell>
          <table:table-cell office:value-type="string">
            <text:p>Amulet_of_Natural_Armor_+1</text:p>
          </table:table-cell>
          <table:table-cell office:value-type="float" office:value="16828982">
            <text:p>1682898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7]&gt;=20;AND(NOT([.S7]=&quot;****&quot;);[.S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398">
            <text:p>13398</text:p>
          </table:table-cell>
          <table:table-cell office:value-type="string">
            <text:p>Amulet_of_Natural_Armor_+2</text:p>
          </table:table-cell>
          <table:table-cell office:value-type="float" office:value="16828983">
            <text:p>1682898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8000">
            <text:p>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8]&gt;=20;AND(NOT([.S8]=&quot;****&quot;);[.S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99">
            <text:p>13399</text:p>
          </table:table-cell>
          <table:table-cell office:value-type="string">
            <text:p>Amulet_of_Natural_Armor_+3</text:p>
          </table:table-cell>
          <table:table-cell office:value-type="float" office:value="16828984">
            <text:p>1682898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9]&gt;=20;AND(NOT([.S9]=&quot;****&quot;);[.S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400">
            <text:p>13400</text:p>
          </table:table-cell>
          <table:table-cell office:value-type="string">
            <text:p>Amulet_of_Natural_Armor_+4</text:p>
          </table:table-cell>
          <table:table-cell office:value-type="float" office:value="16828985">
            <text:p>1682898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32000">
            <text:p>3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10]&gt;=20;AND(NOT([.S10]=&quot;****&quot;);[.S1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401">
            <text:p>13401</text:p>
          </table:table-cell>
          <table:table-cell office:value-type="string">
            <text:p>Amulet_of_Natural_Armor_+5</text:p>
          </table:table-cell>
          <table:table-cell office:value-type="float" office:value="16828986">
            <text:p>1682898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11]&gt;=20;AND(NOT([.S11]=&quot;****&quot;);[.S1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915">
            <text:p>16828915</text:p>
          </table:table-cell>
          <table:table-cell office:value-type="string">
            <text:p>Amulet_of_Epic_Natural_Armor_+6</text:p>
          </table:table-cell>
          <table:table-cell office:value-type="float" office:value="16828987">
            <text:p>168289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720000">
            <text:p>7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12]&gt;=20;AND(NOT([.S12]=&quot;****&quot;);[.S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916">
            <text:p>16828916</text:p>
          </table:table-cell>
          <table:table-cell office:value-type="string">
            <text:p>Amulet_of_Epic_Natural_Armor_+7</text:p>
          </table:table-cell>
          <table:table-cell office:value-type="float" office:value="16828988">
            <text:p>1682898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980000">
            <text:p>9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13]&gt;=20;AND(NOT([.S13]=&quot;****&quot;);[.S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917">
            <text:p>16828917</text:p>
          </table:table-cell>
          <table:table-cell office:value-type="string">
            <text:p>Amulet_of_Epic_Natural_Armor_+8</text:p>
          </table:table-cell>
          <table:table-cell office:value-type="float" office:value="16828989">
            <text:p>16828989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280000">
            <text:p>12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14]&gt;=20;AND(NOT([.S14]=&quot;****&quot;);[.S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918">
            <text:p>16828918</text:p>
          </table:table-cell>
          <table:table-cell office:value-type="string">
            <text:p>Amulet_of_Epic_Natural_Armor_+9</text:p>
          </table:table-cell>
          <table:table-cell office:value-type="float" office:value="16828990">
            <text:p>16828990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620000">
            <text:p>16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21" office:value-type="string">
            <text:p>****</text:p>
          </table:table-cell>
          <table:table-cell table:formula="oooc:=(OR([.F15]&gt;=20;AND(NOT([.S15]=&quot;****&quot;);[.S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919">
            <text:p>16828919</text:p>
          </table:table-cell>
          <table:table-cell office:value-type="string">
            <text:p>Amulet_of_Epic_Natural_Armor_+10</text:p>
          </table:table-cell>
          <table:table-cell office:value-type="float" office:value="16828991">
            <text:p>16828991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000">
            <text:p>200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16]&gt;=20;AND(NOT([.S16]=&quot;****&quot;);[.S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920">
            <text:p>16828920</text:p>
          </table:table-cell>
          <table:table-cell office:value-type="string">
            <text:p>Belt_of_Giant_Strength_+4</text:p>
          </table:table-cell>
          <table:table-cell office:value-type="float" office:value="16828992">
            <text:p>1682899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17]&gt;=20;AND(NOT([.S17]=&quot;****&quot;);[.S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921">
            <text:p>16828921</text:p>
          </table:table-cell>
          <table:table-cell office:value-type="string">
            <text:p>Belt_of_Giant_Strength_+6</text:p>
          </table:table-cell>
          <table:table-cell office:value-type="float" office:value="16828993">
            <text:p>1682899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18]&gt;=20;AND(NOT([.S18]=&quot;****&quot;);[.S1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922">
            <text:p>16828922</text:p>
          </table:table-cell>
          <table:table-cell office:value-type="string">
            <text:p>Belt_of_Epic_Strength_+8</text:p>
          </table:table-cell>
          <table:table-cell office:value-type="float" office:value="16828994">
            <text:p>1682899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19]&gt;=20;AND(NOT([.S19]=&quot;****&quot;);[.S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923">
            <text:p>16828923</text:p>
          </table:table-cell>
          <table:table-cell office:value-type="string">
            <text:p>Belt_of_Epic_Strength_+10</text:p>
          </table:table-cell>
          <table:table-cell office:value-type="float" office:value="16828995">
            <text:p>1682899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20]&gt;=20;AND(NOT([.S20]=&quot;****&quot;);[.S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924">
            <text:p>16828924</text:p>
          </table:table-cell>
          <table:table-cell office:value-type="string">
            <text:p>Belt_of_Epic_Strength_+12</text:p>
          </table:table-cell>
          <table:table-cell office:value-type="float" office:value="16828996">
            <text:p>1682899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21]&gt;=20;AND(NOT([.S21]=&quot;****&quot;);[.S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337">
            <text:p>13337</text:p>
          </table:table-cell>
          <table:table-cell office:value-type="string">
            <text:p>Boots_of_Elvenkind</text:p>
          </table:table-cell>
          <table:table-cell office:value-type="float" office:value="16828997">
            <text:p>16828997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2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22]&gt;=20;AND(NOT([.S22]=&quot;****&quot;);[.S2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343">
            <text:p>13343</text:p>
          </table:table-cell>
          <table:table-cell office:value-type="string">
            <text:p>Boots_of_Speed</text:p>
          </table:table-cell>
          <table:table-cell office:value-type="float" office:value="16828998">
            <text:p>1682899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23]&gt;=20;AND(NOT([.S23]=&quot;****&quot;);[.S2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925">
            <text:p>16828925</text:p>
          </table:table-cell>
          <table:table-cell office:value-type="string">
            <text:p>Boots_of_Swiftness</text:p>
          </table:table-cell>
          <table:table-cell office:value-type="float" office:value="16828999">
            <text:p>1682899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56">
            <text:p>456</text:p>
          </table:table-cell>
          <table:table-cell office:value-type="float" office:value="78">
            <text:p>78</text:p>
          </table:table-cell>
          <table:table-cell office:value-type="float" office:value="2070">
            <text:p>2070</text:p>
          </table:table-cell>
          <table:table-cell table:number-columns-repeated="4" office:value-type="string">
            <text:p>****</text:p>
          </table:table-cell>
          <table:table-cell office:value-type="float" office:value="256000">
            <text:p>25600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386">
            <text:p>386</text:p>
          </table:table-cell>
          <table:table-cell table:number-columns-repeated="2"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table:number-columns-repeated="5" office:value-type="string">
            <text:p>****</text:p>
          </table:table-cell>
          <table:table-cell table:formula="oooc:=(OR([.F24]&gt;=20;AND(NOT([.S24]=&quot;****&quot;);[.S2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926">
            <text:p>16828926</text:p>
          </table:table-cell>
          <table:table-cell office:value-type="string">
            <text:p>Boots_of_Teleportation</text:p>
          </table:table-cell>
          <table:table-cell office:value-type="float" office:value="16829000">
            <text:p>16829000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25]&gt;=20;AND(NOT([.S25]=&quot;****&quot;);[.S2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314">
            <text:p>48314</text:p>
          </table:table-cell>
          <table:table-cell office:value-type="string">
            <text:p>Boots_of_the_Winterlands</text:p>
          </table:table-cell>
          <table:table-cell office:value-type="float" office:value="16829001">
            <text:p>1682900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6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7" office:value-type="string">
            <text:p>****</text:p>
          </table:table-cell>
          <table:table-cell table:formula="oooc:=(OR([.F26]&gt;=20;AND(NOT([.S26]=&quot;****&quot;);[.S26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Approximated along bioware lines</text:p>
          </table:table-cell>
          <table:table-cell office:value-type="string">
            <text:p>add spell</text:p>
          </table:table-cell>
          <table:table-cell table:number-columns-repeated="20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350">
            <text:p>13350</text:p>
          </table:table-cell>
          <table:table-cell office:value-type="string">
            <text:p>Bracers_of_Armor_+1</text:p>
          </table:table-cell>
          <table:table-cell office:value-type="float" office:value="16829002">
            <text:p>1682900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27]&gt;=20;AND(NOT([.S27]=&quot;****&quot;);[.S2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356">
            <text:p>13356</text:p>
          </table:table-cell>
          <table:table-cell office:value-type="string">
            <text:p>Bracers_of_Armor_+2</text:p>
          </table:table-cell>
          <table:table-cell office:value-type="float" office:value="16829003">
            <text:p>1682900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28]&gt;=20;AND(NOT([.S28]=&quot;****&quot;);[.S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357">
            <text:p>13357</text:p>
          </table:table-cell>
          <table:table-cell office:value-type="string">
            <text:p>Bracers_of_Armor_+3</text:p>
          </table:table-cell>
          <table:table-cell office:value-type="float" office:value="16829004">
            <text:p>1682900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29]&gt;=20;AND(NOT([.S29]=&quot;****&quot;);[.S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358">
            <text:p>13358</text:p>
          </table:table-cell>
          <table:table-cell office:value-type="string">
            <text:p>Bracers_of_Armor_+4</text:p>
          </table:table-cell>
          <table:table-cell office:value-type="float" office:value="16829005">
            <text:p>1682900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30]&gt;=20;AND(NOT([.S30]=&quot;****&quot;);[.S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359">
            <text:p>13359</text:p>
          </table:table-cell>
          <table:table-cell office:value-type="string">
            <text:p>Bracers_of_Armor_+5</text:p>
          </table:table-cell>
          <table:table-cell office:value-type="float" office:value="16829006">
            <text:p>16829006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31]&gt;=20;AND(NOT([.S31]=&quot;****&quot;);[.S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0846">
            <text:p>90846</text:p>
          </table:table-cell>
          <table:table-cell office:value-type="string">
            <text:p>Bracers_of_Armor_+6</text:p>
          </table:table-cell>
          <table:table-cell office:value-type="float" office:value="16829007">
            <text:p>16829007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32]&gt;=20;AND(NOT([.S32]=&quot;****&quot;);[.S3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0847">
            <text:p>90847</text:p>
          </table:table-cell>
          <table:table-cell office:value-type="string">
            <text:p>Bracers_of_Armor_+7</text:p>
          </table:table-cell>
          <table:table-cell office:value-type="float" office:value="16829008">
            <text:p>1682900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33]&gt;=20;AND(NOT([.S33]=&quot;****&quot;);[.S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848">
            <text:p>90848</text:p>
          </table:table-cell>
          <table:table-cell office:value-type="string">
            <text:p>Bracers_of_Armor_+8</text:p>
          </table:table-cell>
          <table:table-cell office:value-type="float" office:value="16829009">
            <text:p>1682900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64000">
            <text:p>6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34]&gt;=20;AND(NOT([.S34]=&quot;****&quot;);[.S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927">
            <text:p>16828927</text:p>
          </table:table-cell>
          <table:table-cell office:value-type="string">
            <text:p>Bracers_of_Epic_Armor_+11</text:p>
          </table:table-cell>
          <table:table-cell office:value-type="float" office:value="16829010">
            <text:p>16829010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210000">
            <text:p>121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21" office:value-type="string">
            <text:p>****</text:p>
          </table:table-cell>
          <table:table-cell table:formula="oooc:=(OR([.F35]&gt;=20;AND(NOT([.S35]=&quot;****&quot;);[.S3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928">
            <text:p>16828928</text:p>
          </table:table-cell>
          <table:table-cell office:value-type="string">
            <text:p>Bracers_of_Epic_Armor_+12</text:p>
          </table:table-cell>
          <table:table-cell office:value-type="float" office:value="16829011">
            <text:p>16829011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36]&gt;=20;AND(NOT([.S36]=&quot;****&quot;);[.S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929">
            <text:p>16828929</text:p>
          </table:table-cell>
          <table:table-cell office:value-type="string">
            <text:p>Bracers_of_Epic_Armor_+13</text:p>
          </table:table-cell>
          <table:table-cell office:value-type="float" office:value="16829012">
            <text:p>16829012</text:p>
          </table:table-cell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90000">
            <text:p>169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formula="oooc:=(OR([.F37]&gt;=20;AND(NOT([.S37]=&quot;****&quot;);[.S3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930">
            <text:p>16828930</text:p>
          </table:table-cell>
          <table:table-cell office:value-type="string">
            <text:p>Bracers_of_Epic_Armor_+14</text:p>
          </table:table-cell>
          <table:table-cell office:value-type="float" office:value="16829013">
            <text:p>16829013</text:p>
          </table:table-cell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960000">
            <text:p>196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21" office:value-type="string">
            <text:p>****</text:p>
          </table:table-cell>
          <table:table-cell table:formula="oooc:=(OR([.F38]&gt;=20;AND(NOT([.S38]=&quot;****&quot;);[.S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931">
            <text:p>16828931</text:p>
          </table:table-cell>
          <table:table-cell office:value-type="string">
            <text:p>Bracers_of_Epic_Armor_+15</text:p>
          </table:table-cell>
          <table:table-cell office:value-type="float" office:value="16829014">
            <text:p>16829014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250000">
            <text:p>225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21" office:value-type="string">
            <text:p>****</text:p>
          </table:table-cell>
          <table:table-cell table:formula="oooc:=(OR([.F39]&gt;=20;AND(NOT([.S39]=&quot;****&quot;);[.S3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932">
            <text:p>16828932</text:p>
          </table:table-cell>
          <table:table-cell office:value-type="string">
            <text:p>Bracers_of_Epic_Health_+8</text:p>
          </table:table-cell>
          <table:table-cell office:value-type="float" office:value="16829015">
            <text:p>1682901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40]&gt;=20;AND(NOT([.S40]=&quot;****&quot;);[.S4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933">
            <text:p>16828933</text:p>
          </table:table-cell>
          <table:table-cell office:value-type="string">
            <text:p>Bracers_of_Epic_Health_+10</text:p>
          </table:table-cell>
          <table:table-cell office:value-type="float" office:value="16829016">
            <text:p>1682901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41]&gt;=20;AND(NOT([.S41]=&quot;****&quot;);[.S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934">
            <text:p>16828934</text:p>
          </table:table-cell>
          <table:table-cell office:value-type="string">
            <text:p>Bracers_of_Epic_Health_+12</text:p>
          </table:table-cell>
          <table:table-cell office:value-type="float" office:value="16829017">
            <text:p>1682901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42]&gt;=20;AND(NOT([.S42]=&quot;****&quot;);[.S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935">
            <text:p>16828935</text:p>
          </table:table-cell>
          <table:table-cell office:value-type="string">
            <text:p>Bracers_of_Relentless_Might</text:p>
          </table:table-cell>
          <table:table-cell office:value-type="float" office:value="16829018">
            <text:p>1682901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2072">
            <text:p>2072</text:p>
          </table:table-cell>
          <table:table-cell table:number-columns-repeated="5" office:value-type="string">
            <text:p>****</text:p>
          </table:table-cell>
          <table:table-cell office:value-type="float" office:value="4384000">
            <text:p>438400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38">
            <text:p>938</text:p>
          </table:table-cell>
          <table:table-cell office:value-type="float" office:value="13">
            <text:p>13</text:p>
          </table:table-cell>
          <table:table-cell table:number-columns-repeated="13" office:value-type="string">
            <text:p>****</text:p>
          </table:table-cell>
          <table:table-cell table:formula="oooc:=(OR([.F43]&gt;=20;AND(NOT([.S43]=&quot;****&quot;);[.S43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enlarge spell/castspell</text:p>
          </table:table-cell>
          <table:table-cell table:number-columns-repeated="20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887">
            <text:p>48887</text:p>
          </table:table-cell>
          <table:table-cell office:value-type="string">
            <text:p>Brooch_of_Shielding</text:p>
          </table:table-cell>
          <table:table-cell office:value-type="float" office:value="16829019">
            <text:p>1682901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7" office:value-type="string">
            <text:p>****</text:p>
          </table:table-cell>
          <table:table-cell office:value-type="float" office:value="1500">
            <text:p>1500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97">
            <text:p>97</text:p>
          </table:table-cell>
          <table:table-cell office:value-type="string">
            <text:p>****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206">
            <text:p>206</text:p>
          </table:table-cell>
          <table:table-cell office:value-type="string">
            <text:p>****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207">
            <text:p>207</text:p>
          </table:table-cell>
          <table:table-cell table:number-columns-repeated="13" office:value-type="string">
            <text:p>****</text:p>
          </table:table-cell>
          <table:table-cell table:formula="oooc:=(OR([.F44]&gt;=20;AND(NOT([.S44]=&quot;****&quot;);[.S4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646">
            <text:p>40646</text:p>
          </table:table-cell>
          <table:table-cell office:value-type="string">
            <text:p>Circlet_of_Blasting_Minor</text:p>
          </table:table-cell>
          <table:table-cell office:value-type="float" office:value="16829020">
            <text:p>16829020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6480">
            <text:p>648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156">
            <text:p>156</text:p>
          </table:table-cell>
          <table:table-cell office:value-type="float" office:value="6">
            <text:p>6</text:p>
          </table:table-cell>
          <table:table-cell table:number-columns-repeated="17" office:value-type="string">
            <text:p>****</text:p>
          </table:table-cell>
          <table:table-cell table:formula="oooc:=(OR([.F45]&gt;=20;AND(NOT([.S45]=&quot;****&quot;);[.S4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648">
            <text:p>40648</text:p>
          </table:table-cell>
          <table:table-cell office:value-type="string">
            <text:p>Circlet_of_Blasting_Major</text:p>
          </table:table-cell>
          <table:table-cell office:value-type="float" office:value="16829021">
            <text:p>1682902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23760">
            <text:p>2376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156">
            <text:p>156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2">
            <text:p>92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table:number-columns-repeated="13" office:value-type="string">
            <text:p>****</text:p>
          </table:table-cell>
          <table:table-cell table:formula="oooc:=(OR([.F46]&gt;=20;AND(NOT([.S46]=&quot;****&quot;);[.S4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936">
            <text:p>16828936</text:p>
          </table:table-cell>
          <table:table-cell office:value-type="string">
            <text:p>Circlet_of_Persuasion</text:p>
          </table:table-cell>
          <table:table-cell office:value-type="float" office:value="16829022">
            <text:p>1682902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500">
            <text:p>4500</text:p>
          </table:table-cell>
          <table:table-cell office:value-type="float" office:value="17">
            <text:p>17</text:p>
          </table:table-cell>
          <table:table-cell table:number-columns-repeated="24" office:value-type="string">
            <text:p>****</text:p>
          </table:table-cell>
          <table:table-cell table:formula="oooc:=(OR([.F47]&gt;=20;AND(NOT([.S47]=&quot;****&quot;);[.S47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9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6543">
            <text:p>66543</text:p>
          </table:table-cell>
          <table:table-cell office:value-type="string">
            <text:p>Cloak_of_Arachnida</text:p>
          </table:table-cell>
          <table:table-cell office:value-type="float" office:value="16829023">
            <text:p>1682902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table:number-columns-repeated="7" office:value-type="string">
            <text:p>****</text:p>
          </table:table-cell>
          <table:table-cell office:value-type="float" office:value="14000">
            <text:p>14000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string">
            <text:p>****</text:p>
          </table:table-cell>
          <table:table-cell office:value-type="float" office:value="167">
            <text:p>167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281">
            <text:p>281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13" office:value-type="string">
            <text:p>****</text:p>
          </table:table-cell>
          <table:table-cell table:formula="oooc:=(OR([.F48]&gt;=20;AND(NOT([.S48]=&quot;****&quot;);[.S4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937">
            <text:p>16828937</text:p>
          </table:table-cell>
          <table:table-cell office:value-type="string">
            <text:p>Cloak_of_Charisma_+2</text:p>
          </table:table-cell>
          <table:table-cell office:value-type="float" office:value="16829025">
            <text:p>1682902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49]&gt;=20;AND(NOT([.S49]=&quot;****&quot;);[.S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938">
            <text:p>16828938</text:p>
          </table:table-cell>
          <table:table-cell office:value-type="string">
            <text:p>Cloak_of_Charisma_+4</text:p>
          </table:table-cell>
          <table:table-cell office:value-type="float" office:value="16829026">
            <text:p>16829026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50]&gt;=20;AND(NOT([.S50]=&quot;****&quot;);[.S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939">
            <text:p>16828939</text:p>
          </table:table-cell>
          <table:table-cell office:value-type="string">
            <text:p>Cloak_of_Charisma_+6</text:p>
          </table:table-cell>
          <table:table-cell office:value-type="float" office:value="16829027">
            <text:p>16829027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51]&gt;=20;AND(NOT([.S51]=&quot;****&quot;);[.S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940">
            <text:p>16828940</text:p>
          </table:table-cell>
          <table:table-cell office:value-type="string">
            <text:p>Cloak_of_Epic_Charisma_+8</text:p>
          </table:table-cell>
          <table:table-cell office:value-type="float" office:value="16829028">
            <text:p>1682902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52]&gt;=20;AND(NOT([.S52]=&quot;****&quot;);[.S5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941">
            <text:p>16828941</text:p>
          </table:table-cell>
          <table:table-cell office:value-type="string">
            <text:p>Cloak_of_Epic_Charisma_+10</text:p>
          </table:table-cell>
          <table:table-cell office:value-type="float" office:value="16829029">
            <text:p>1682902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53]&gt;=20;AND(NOT([.S53]=&quot;****&quot;);[.S5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942">
            <text:p>16828942</text:p>
          </table:table-cell>
          <table:table-cell office:value-type="string">
            <text:p>Cloak_of_Epic_Charisma_+12</text:p>
          </table:table-cell>
          <table:table-cell office:value-type="float" office:value="16829030">
            <text:p>1682903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54]&gt;=20;AND(NOT([.S54]=&quot;****&quot;);[.S5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943">
            <text:p>16828943</text:p>
          </table:table-cell>
          <table:table-cell office:value-type="string">
            <text:p>Cloak_of_Displacement_Minor</text:p>
          </table:table-cell>
          <table:table-cell office:value-type="float" office:value="16829031">
            <text:p>16829031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24000">
            <text:p>24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1163">
            <text:p>1163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formula="oooc:=(OR([.F55]&gt;=20;AND(NOT([.S55]=&quot;****&quot;);[.S5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944">
            <text:p>16828944</text:p>
          </table:table-cell>
          <table:table-cell office:value-type="string">
            <text:p>Cloak_of_Displacement_Major</text:p>
          </table:table-cell>
          <table:table-cell office:value-type="float" office:value="16829032">
            <text:p>1682903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458">
            <text:p>458</text:p>
          </table:table-cell>
          <table:table-cell office:value-type="float" office:value="15">
            <text:p>15</text:p>
          </table:table-cell>
          <table:table-cell table:number-columns-repeated="17" office:value-type="string">
            <text:p>****</text:p>
          </table:table-cell>
          <table:table-cell table:formula="oooc:=(OR([.F56]&gt;=20;AND(NOT([.S56]=&quot;****&quot;);[.S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806">
            <text:p>13806</text:p>
          </table:table-cell>
          <table:table-cell office:value-type="string">
            <text:p>Cloak_of_Elvenkind</text:p>
          </table:table-cell>
          <table:table-cell office:value-type="float" office:value="16829033">
            <text:p>1682903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57]&gt;=20;AND(NOT([.S57]=&quot;****&quot;);[.S5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945">
            <text:p>16828945</text:p>
          </table:table-cell>
          <table:table-cell office:value-type="string">
            <text:p>Cloak_of_Etherealness</text:p>
          </table:table-cell>
          <table:table-cell office:value-type="float" office:value="16829034">
            <text:p>1682903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55000">
            <text:p>55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58]&gt;=20;AND(NOT([.S58]=&quot;****&quot;);[.S5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6097">
            <text:p>66097</text:p>
          </table:table-cell>
          <table:table-cell office:value-type="string">
            <text:p>Cloak_of_Resistance_+1</text:p>
          </table:table-cell>
          <table:table-cell office:value-type="float" office:value="16829035">
            <text:p>16829035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59]&gt;=20;AND(NOT([.S59]=&quot;****&quot;);[.S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6539">
            <text:p>66539</text:p>
          </table:table-cell>
          <table:table-cell office:value-type="string">
            <text:p>Cloak_of_Resistance_+2</text:p>
          </table:table-cell>
          <table:table-cell office:value-type="float" office:value="16829036">
            <text:p>16829036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60]&gt;=20;AND(NOT([.S60]=&quot;****&quot;);[.S6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6540">
            <text:p>66540</text:p>
          </table:table-cell>
          <table:table-cell office:value-type="string">
            <text:p>Cloak_of_Resistance_+3</text:p>
          </table:table-cell>
          <table:table-cell office:value-type="float" office:value="16829037">
            <text:p>1682903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61]&gt;=20;AND(NOT([.S61]=&quot;****&quot;);[.S6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6541">
            <text:p>66541</text:p>
          </table:table-cell>
          <table:table-cell office:value-type="string">
            <text:p>Cloak_of_Resistance_+4</text:p>
          </table:table-cell>
          <table:table-cell office:value-type="float" office:value="16829038">
            <text:p>16829038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62]&gt;=20;AND(NOT([.S62]=&quot;****&quot;);[.S6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6542">
            <text:p>66542</text:p>
          </table:table-cell>
          <table:table-cell office:value-type="string">
            <text:p>Cloak_of_Resistance_+5</text:p>
          </table:table-cell>
          <table:table-cell office:value-type="float" office:value="16829039">
            <text:p>1682903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63]&gt;=20;AND(NOT([.S63]=&quot;****&quot;);[.S6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946">
            <text:p>16828946</text:p>
          </table:table-cell>
          <table:table-cell office:value-type="string">
            <text:p>Cloak_of_Epic_Resistance_+6</text:p>
          </table:table-cell>
          <table:table-cell office:value-type="float" office:value="16829040">
            <text:p>1682904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360000">
            <text:p>36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64]&gt;=20;AND(NOT([.S64]=&quot;****&quot;);[.S6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947">
            <text:p>16828947</text:p>
          </table:table-cell>
          <table:table-cell office:value-type="string">
            <text:p>Cloak_of_Epic_Resistance_+7</text:p>
          </table:table-cell>
          <table:table-cell office:value-type="float" office:value="16829041">
            <text:p>1682904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90000">
            <text:p>49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65]&gt;=20;AND(NOT([.S65]=&quot;****&quot;);[.S6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948">
            <text:p>16828948</text:p>
          </table:table-cell>
          <table:table-cell office:value-type="string">
            <text:p>Cloak_of_Epic_Resistance_+8</text:p>
          </table:table-cell>
          <table:table-cell office:value-type="float" office:value="16829042">
            <text:p>16829042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66]&gt;=20;AND(NOT([.S66]=&quot;****&quot;);[.S6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949">
            <text:p>16828949</text:p>
          </table:table-cell>
          <table:table-cell office:value-type="string">
            <text:p>Cloak_of_Epic_Resistance_+9</text:p>
          </table:table-cell>
          <table:table-cell office:value-type="float" office:value="16829043">
            <text:p>16829043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810000">
            <text:p>81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1" office:value-type="string">
            <text:p>****</text:p>
          </table:table-cell>
          <table:table-cell table:formula="oooc:=(OR([.F67]&gt;=20;AND(NOT([.S67]=&quot;****&quot;);[.S6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828950">
            <text:p>16828950</text:p>
          </table:table-cell>
          <table:table-cell office:value-type="string">
            <text:p>Cloak_of_Epic_Resistance_+10</text:p>
          </table:table-cell>
          <table:table-cell office:value-type="float" office:value="16829044">
            <text:p>16829044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68]&gt;=20;AND(NOT([.S68]=&quot;****&quot;);[.S6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0650">
            <text:p>40650</text:p>
          </table:table-cell>
          <table:table-cell office:value-type="string">
            <text:p>Eyes_of_Charming</text:p>
          </table:table-cell>
          <table:table-cell office:value-type="float" office:value="16829045">
            <text:p>1682904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7" office:value-type="string">
            <text:p>****</text:p>
          </table:table-cell>
          <table:table-cell office:value-type="float" office:value="56000">
            <text:p>56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93">
            <text:p>93</text:p>
          </table:table-cell>
          <table:table-cell table:number-columns-repeated="2" office:value-type="float" office:value="16">
            <text:p>16</text:p>
          </table:table-cell>
          <table:table-cell table:number-columns-repeated="17" office:value-type="string">
            <text:p>****</text:p>
          </table:table-cell>
          <table:table-cell table:formula="oooc:=(OR([.F69]&gt;=20;AND(NOT([.S69]=&quot;****&quot;);[.S6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652">
            <text:p>40652</text:p>
          </table:table-cell>
          <table:table-cell office:value-type="string">
            <text:p>Eyes_of_Doom</text:p>
          </table:table-cell>
          <table:table-cell office:value-type="float" office:value="16829046">
            <text:p>1682904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table:number-columns-repeated="6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table:number-columns-repeated="17" office:value-type="string">
            <text:p>****</text:p>
          </table:table-cell>
          <table:table-cell table:formula="oooc:=(OR([.F70]&gt;=20;AND(NOT([.S70]=&quot;****&quot;);[.S7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0654">
            <text:p>40654</text:p>
          </table:table-cell>
          <table:table-cell office:value-type="string">
            <text:p>Eyes_of_the_Eagle</text:p>
          </table:table-cell>
          <table:table-cell office:value-type="float" office:value="16829047">
            <text:p>1682904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71]&gt;=20;AND(NOT([.S71]=&quot;****&quot;);[.S7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656">
            <text:p>40656</text:p>
          </table:table-cell>
          <table:table-cell office:value-type="string">
            <text:p>Eyes_of_Petrification</text:p>
          </table:table-cell>
          <table:table-cell office:value-type="float" office:value="16829048">
            <text:p>16829048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table:number-columns-repeated="7" office:value-type="string">
            <text:p>****</text:p>
          </table:table-cell>
          <table:table-cell office:value-type="float" office:value="98000">
            <text:p>98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93">
            <text:p>93</text:p>
          </table:table-cell>
          <table:table-cell office:value-type="float" office:value="485">
            <text:p>485</text:p>
          </table:table-cell>
          <table:table-cell office:value-type="float" office:value="19">
            <text:p>19</text:p>
          </table:table-cell>
          <table:table-cell table:number-columns-repeated="17" office:value-type="string">
            <text:p>****</text:p>
          </table:table-cell>
          <table:table-cell table:formula="oooc:=(OR([.F72]&gt;=20;AND(NOT([.S72]=&quot;****&quot;);[.S7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783">
            <text:p>67783</text:p>
          </table:table-cell>
          <table:table-cell office:value-type="string">
            <text:p>Gauntlets_of_Ogre_Power</text:p>
          </table:table-cell>
          <table:table-cell office:value-type="float" office:value="16829049">
            <text:p>16829049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73]&gt;=20;AND(NOT([.S73]=&quot;****&quot;);[.S7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828951">
            <text:p>16828951</text:p>
          </table:table-cell>
          <table:table-cell office:value-type="string">
            <text:p>Gloves_of_Dexterity_+2</text:p>
          </table:table-cell>
          <table:table-cell office:value-type="float" office:value="16829050">
            <text:p>1682905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74]&gt;=20;AND(NOT([.S74]=&quot;****&quot;);[.S7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6828952">
            <text:p>16828952</text:p>
          </table:table-cell>
          <table:table-cell office:value-type="string">
            <text:p>Gloves_of_Dexterity_+4</text:p>
          </table:table-cell>
          <table:table-cell office:value-type="float" office:value="16829051">
            <text:p>1682905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75]&gt;=20;AND(NOT([.S75]=&quot;****&quot;);[.S7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6828953">
            <text:p>16828953</text:p>
          </table:table-cell>
          <table:table-cell office:value-type="string">
            <text:p>Gloves_of_Dexterity_+6</text:p>
          </table:table-cell>
          <table:table-cell office:value-type="float" office:value="16829052">
            <text:p>1682905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76]&gt;=20;AND(NOT([.S76]=&quot;****&quot;);[.S7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6828954">
            <text:p>16828954</text:p>
          </table:table-cell>
          <table:table-cell office:value-type="string">
            <text:p>Gloves_of_Epic_Dexterity_+8</text:p>
          </table:table-cell>
          <table:table-cell office:value-type="float" office:value="16829053">
            <text:p>1682905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77]&gt;=20;AND(NOT([.S77]=&quot;****&quot;);[.S7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6828955">
            <text:p>16828955</text:p>
          </table:table-cell>
          <table:table-cell office:value-type="string">
            <text:p>Gloves_of_Epic_Dexterity_+10</text:p>
          </table:table-cell>
          <table:table-cell office:value-type="float" office:value="16829054">
            <text:p>1682905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78]&gt;=20;AND(NOT([.S78]=&quot;****&quot;);[.S7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828956">
            <text:p>16828956</text:p>
          </table:table-cell>
          <table:table-cell office:value-type="string">
            <text:p>Gloves_of_Epic_Dexterity_+12</text:p>
          </table:table-cell>
          <table:table-cell office:value-type="float" office:value="16829055">
            <text:p>1682905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79]&gt;=20;AND(NOT([.S79]=&quot;****&quot;);[.S7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0658">
            <text:p>40658</text:p>
          </table:table-cell>
          <table:table-cell office:value-type="string">
            <text:p>Goggles_of_Minute_Seeing</text:p>
          </table:table-cell>
          <table:table-cell office:value-type="float" office:value="16829056">
            <text:p>168290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number-columns-repeated="7" office:value-type="string">
            <text:p>****</text:p>
          </table:table-cell>
          <table:table-cell office:value-type="float" office:value="1250">
            <text:p>125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80]&gt;=20;AND(NOT([.S80]=&quot;****&quot;);[.S8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660">
            <text:p>40660</text:p>
          </table:table-cell>
          <table:table-cell office:value-type="string">
            <text:p>Goggles_of_Night</text:p>
          </table:table-cell>
          <table:table-cell office:value-type="float" office:value="16829057">
            <text:p>1682905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23" office:value-type="string">
            <text:p>****</text:p>
          </table:table-cell>
          <table:table-cell table:formula="oooc:=(OR([.F81]&gt;=20;AND(NOT([.S81]=&quot;****&quot;);[.S8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6828958">
            <text:p>16828958</text:p>
          </table:table-cell>
          <table:table-cell office:value-type="string">
            <text:p>Hand_of_the_Mage</text:p>
          </table:table-cell>
          <table:table-cell office:value-type="float" office:value="16829059">
            <text:p>16829059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table:number-columns-repeated="7" office:value-type="string">
            <text:p>****</text:p>
          </table:table-cell>
          <table:table-cell office:value-type="float" office:value="900">
            <text:p>90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45">
            <text:p>945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style-name="Default" table:formula="oooc:=(OR([.F82]&gt;=20;AND(NOT([.S82]=&quot;****&quot;);[.S8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0662">
            <text:p>40662</text:p>
          </table:table-cell>
          <table:table-cell office:value-type="string">
            <text:p>Headband_of_Intellect_+2</text:p>
          </table:table-cell>
          <table:table-cell office:value-type="float" office:value="16829060">
            <text:p>1682906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style-name="Default" table:formula="oooc:=(OR([.F83]&gt;=20;AND(NOT([.S83]=&quot;****&quot;);[.S8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664">
            <text:p>40664</text:p>
          </table:table-cell>
          <table:table-cell office:value-type="string">
            <text:p>Headband_of_Intellect_+4</text:p>
          </table:table-cell>
          <table:table-cell office:value-type="float" office:value="16829061">
            <text:p>1682906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style-name="Default" table:formula="oooc:=(OR([.F84]&gt;=20;AND(NOT([.S84]=&quot;****&quot;);[.S8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0665">
            <text:p>40665</text:p>
          </table:table-cell>
          <table:table-cell office:value-type="string">
            <text:p>Headband_of_Intellect_+6</text:p>
          </table:table-cell>
          <table:table-cell office:value-type="float" office:value="16829062">
            <text:p>1682906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style-name="Default" table:formula="oooc:=(OR([.F85]&gt;=20;AND(NOT([.S85]=&quot;****&quot;);[.S8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6828959">
            <text:p>16828959</text:p>
          </table:table-cell>
          <table:table-cell office:value-type="string">
            <text:p>Headband_of_Epic_Intellect_+8</text:p>
          </table:table-cell>
          <table:table-cell office:value-type="float" office:value="16829063">
            <text:p>1682906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style-name="Default" table:formula="oooc:=(OR([.F86]&gt;=20;AND(NOT([.S86]=&quot;****&quot;);[.S8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6828960">
            <text:p>16828960</text:p>
          </table:table-cell>
          <table:table-cell office:value-type="string">
            <text:p>Headband_of_Epic_Intellect_+10</text:p>
          </table:table-cell>
          <table:table-cell office:value-type="float" office:value="16829064">
            <text:p>1682906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style-name="Default" table:formula="oooc:=(OR([.F87]&gt;=20;AND(NOT([.S87]=&quot;****&quot;);[.S8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828961">
            <text:p>16828961</text:p>
          </table:table-cell>
          <table:table-cell office:value-type="string">
            <text:p>Headband_of_Epic_Intellect_+12</text:p>
          </table:table-cell>
          <table:table-cell office:value-type="float" office:value="16829065">
            <text:p>1682906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style-name="Default" table:formula="oooc:=(OR([.F88]&gt;=20;AND(NOT([.S88]=&quot;****&quot;);[.S8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0666">
            <text:p>40666</text:p>
          </table:table-cell>
          <table:table-cell office:value-type="string">
            <text:p>Helm_of_Brilliance</text:p>
          </table:table-cell>
          <table:table-cell office:value-type="float" office:value="16829066">
            <text:p>1682906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office:value-type="float" office:value="125000">
            <text:p>12500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46">
            <text:p>946</text:p>
          </table:table-cell>
          <table:table-cell office:value-type="float" office:value="13">
            <text:p>13</text:p>
          </table:table-cell>
          <table:table-cell table:number-columns-repeated="5" office:value-type="string">
            <text:p>****</text:p>
          </table:table-cell>
          <table:table-cell table:style-name="Default" table:formula="oooc:=(OR([.F89]&gt;=20;AND(NOT([.S89]=&quot;****&quot;);[.S8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X</text:p>
          </table:table-cell>
          <table:table-cell office:value-type="string">
            <text:p>add detect undead</text:p>
          </table:table-cell>
          <table:table-cell table:number-columns-repeated="20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6828962">
            <text:p>16828962</text:p>
          </table:table-cell>
          <table:table-cell office:value-type="string">
            <text:p>Helm_of_Teleportation</text:p>
          </table:table-cell>
          <table:table-cell office:value-type="float" office:value="16829067">
            <text:p>1682906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73500">
            <text:p>735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style-name="Default" table:formula="oooc:=(OR([.F90]&gt;=20;AND(NOT([.S90]=&quot;****&quot;);[.S9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828963">
            <text:p>16828963</text:p>
          </table:table-cell>
          <table:table-cell office:value-type="string">
            <text:p>Mantle_of_Spell_Resistance</text:p>
          </table:table-cell>
          <table:table-cell office:value-type="float" office:value="16829068">
            <text:p>16829068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90000">
            <text:p>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21" office:value-type="string">
            <text:p>****</text:p>
          </table:table-cell>
          <table:table-cell table:style-name="Default" table:formula="oooc:=(OR([.F91]&gt;=20;AND(NOT([.S91]=&quot;****&quot;);[.S9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1028">
            <text:p>91028</text:p>
          </table:table-cell>
          <table:table-cell office:value-type="string">
            <text:p>Mantle_of_Epic_Spell_Resistance</text:p>
          </table:table-cell>
          <table:table-cell office:value-type="float" office:value="16829069">
            <text:p>16829069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290000">
            <text:p>2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21" office:value-type="string">
            <text:p>****</text:p>
          </table:table-cell>
          <table:table-cell table:style-name="Default" table:formula="oooc:=(OR([.F92]&gt;=20;AND(NOT([.S92]=&quot;****&quot;);[.S9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0860">
            <text:p>90860</text:p>
          </table:table-cell>
          <table:table-cell office:value-type="string">
            <text:p>Mantle_of_Great_Stealth</text:p>
          </table:table-cell>
          <table:table-cell office:value-type="float" office:value="16829070">
            <text:p>168290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208">
            <text:p>3208</text:p>
          </table:table-cell>
          <table:table-cell office:value-type="float" office:value="90">
            <text:p>90</text:p>
          </table:table-cell>
          <table:table-cell office:value-type="float" office:value="163">
            <text:p>163</text:p>
          </table:table-cell>
          <table:table-cell office:value-type="float" office:value="2077">
            <text:p>2077</text:p>
          </table:table-cell>
          <table:table-cell table:number-columns-repeated="4" office:value-type="string">
            <text:p>****</text:p>
          </table:table-cell>
          <table:table-cell office:value-type="float" office:value="242000">
            <text:p>24200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163">
            <text:p>1163</text:p>
          </table:table-cell>
          <table:table-cell office:value-type="float" office:value="13">
            <text:p>13</text:p>
          </table:table-cell>
          <table:table-cell table:number-columns-repeated="13" office:value-type="string">
            <text:p>****</text:p>
          </table:table-cell>
          <table:table-cell table:style-name="Default" table:formula="oooc:=(OR([.F93]&gt;=20;AND(NOT([.S93]=&quot;****&quot;);[.S93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non-detection</text:p>
          </table:table-cell>
          <table:table-cell table:number-columns-repeated="20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0452">
            <text:p>90452</text:p>
          </table:table-cell>
          <table:table-cell office:value-type="string">
            <text:p>Mask_of_the_Skull</text:p>
          </table:table-cell>
          <table:table-cell office:value-type="float" office:value="16829071">
            <text:p>16829071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790">
            <text:p>1790</text:p>
          </table:table-cell>
          <table:table-cell office:value-type="float" office:value="56">
            <text:p>56</text:p>
          </table:table-cell>
          <table:table-cell table:number-columns-repeated="6" office:value-type="string">
            <text:p>****</text:p>
          </table:table-cell>
          <table:table-cell office:value-type="float" office:value="22000">
            <text:p>22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table:number-columns-repeated="17" office:value-type="string">
            <text:p>****</text:p>
          </table:table-cell>
          <table:table-cell table:style-name="Default" table:formula="oooc:=(OR([.F94]&gt;=20;AND(NOT([.S94]=&quot;****&quot;);[.S9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6828965">
            <text:p>16828965</text:p>
          </table:table-cell>
          <table:table-cell office:value-type="string">
            <text:p>Necklace_of_Fireballs_I</text:p>
          </table:table-cell>
          <table:table-cell office:value-type="float" office:value="16829073">
            <text:p>1682907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1650">
            <text:p>165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table:number-columns-repeated="17" office:value-type="string">
            <text:p>****</text:p>
          </table:table-cell>
          <table:table-cell table:formula="oooc:=(OR([.F95]&gt;=20;AND(NOT([.S95]=&quot;****&quot;);[.S9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6828966">
            <text:p>16828966</text:p>
          </table:table-cell>
          <table:table-cell office:value-type="string">
            <text:p>Necklace_of_Fireballs_II</text:p>
          </table:table-cell>
          <table:table-cell office:value-type="float" office:value="16829074">
            <text:p>168290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2700">
            <text:p>270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table:number-columns-repeated="17" office:value-type="string">
            <text:p>****</text:p>
          </table:table-cell>
          <table:table-cell table:formula="oooc:=(OR([.F96]&gt;=20;AND(NOT([.S96]=&quot;****&quot;);[.S9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6828967">
            <text:p>16828967</text:p>
          </table:table-cell>
          <table:table-cell office:value-type="string">
            <text:p>Necklace_of_Fireballs_III</text:p>
          </table:table-cell>
          <table:table-cell office:value-type="float" office:value="16829075">
            <text:p>1682907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4350">
            <text:p>435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table:number-columns-repeated="17" office:value-type="string">
            <text:p>****</text:p>
          </table:table-cell>
          <table:table-cell table:formula="oooc:=(OR([.F97]&gt;=20;AND(NOT([.S97]=&quot;****&quot;);[.S9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6828968">
            <text:p>16828968</text:p>
          </table:table-cell>
          <table:table-cell office:value-type="string">
            <text:p>Necklace_of_Fireballs_IV</text:p>
          </table:table-cell>
          <table:table-cell office:value-type="float" office:value="16829076">
            <text:p>1682907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5400">
            <text:p>540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table:number-columns-repeated="17" office:value-type="string">
            <text:p>****</text:p>
          </table:table-cell>
          <table:table-cell table:formula="oooc:=(OR([.F98]&gt;=20;AND(NOT([.S98]=&quot;****&quot;);[.S9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6828969">
            <text:p>16828969</text:p>
          </table:table-cell>
          <table:table-cell office:value-type="string">
            <text:p>Necklace_of_Fireballs_V</text:p>
          </table:table-cell>
          <table:table-cell office:value-type="float" office:value="16829077">
            <text:p>16829077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5850">
            <text:p>585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number-columns-repeated="17" office:value-type="string">
            <text:p>****</text:p>
          </table:table-cell>
          <table:table-cell table:formula="oooc:=(OR([.F99]&gt;=20;AND(NOT([.S99]=&quot;****&quot;);[.S9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828970">
            <text:p>16828970</text:p>
          </table:table-cell>
          <table:table-cell office:value-type="string">
            <text:p>Necklace_of_Fireballs_VI</text:p>
          </table:table-cell>
          <table:table-cell office:value-type="float" office:value="16829078">
            <text:p>1682907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8100">
            <text:p>810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table:number-columns-repeated="17" office:value-type="string">
            <text:p>****</text:p>
          </table:table-cell>
          <table:table-cell table:formula="oooc:=(OR([.F100]&gt;=20;AND(NOT([.S100]=&quot;****&quot;);[.S10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828971">
            <text:p>16828971</text:p>
          </table:table-cell>
          <table:table-cell office:value-type="string">
            <text:p>Necklace_of_Fireballs_VII</text:p>
          </table:table-cell>
          <table:table-cell office:value-type="float" office:value="16829079">
            <text:p>1682907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7" office:value-type="string">
            <text:p>****</text:p>
          </table:table-cell>
          <table:table-cell office:value-type="float" office:value="8700">
            <text:p>870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101]&gt;=20;AND(NOT([.S101]=&quot;****&quot;);[.S10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828972">
            <text:p>16828972</text:p>
          </table:table-cell>
          <table:table-cell office:value-type="string">
            <text:p>Periapt_of_Health</text:p>
          </table:table-cell>
          <table:table-cell office:value-type="float" office:value="16829080">
            <text:p>168290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table:number-columns-repeated="7" office:value-type="string">
            <text:p>****</text:p>
          </table:table-cell>
          <table:table-cell office:value-type="float" office:value="7500">
            <text:p>75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2" office:value-type="string">
            <text:p>****</text:p>
          </table:table-cell>
          <table:table-cell table:formula="oooc:=(OR([.F102]&gt;=20;AND(NOT([.S102]=&quot;****&quot;);[.S10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828973">
            <text:p>16828973</text:p>
          </table:table-cell>
          <table:table-cell office:value-type="string">
            <text:p>Periapt_of_Proof_against_Poison</text:p>
          </table:table-cell>
          <table:table-cell office:value-type="float" office:value="16829081">
            <text:p>1682908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number-columns-repeated="7" office:value-type="string">
            <text:p>****</text:p>
          </table:table-cell>
          <table:table-cell office:value-type="float" office:value="27000">
            <text:p>270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table:number-columns-repeated="22" office:value-type="string">
            <text:p>****</text:p>
          </table:table-cell>
          <table:table-cell table:formula="oooc:=(OR([.F103]&gt;=20;AND(NOT([.S103]=&quot;****&quot;);[.S10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394">
            <text:p>13394</text:p>
          </table:table-cell>
          <table:table-cell office:value-type="string">
            <text:p>Periapt_of_Wisdom_+2</text:p>
          </table:table-cell>
          <table:table-cell office:value-type="float" office:value="16829082">
            <text:p>1682908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104]&gt;=20;AND(NOT([.S104]=&quot;****&quot;);[.S10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396">
            <text:p>13396</text:p>
          </table:table-cell>
          <table:table-cell office:value-type="string">
            <text:p>Periapt_of_Wisdom_+4</text:p>
          </table:table-cell>
          <table:table-cell office:value-type="float" office:value="16829083">
            <text:p>16829083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105]&gt;=20;AND(NOT([.S105]=&quot;****&quot;);[.S10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90901">
            <text:p>90901</text:p>
          </table:table-cell>
          <table:table-cell office:value-type="string">
            <text:p>Periapt_of_Wisdom_+6</text:p>
          </table:table-cell>
          <table:table-cell office:value-type="float" office:value="16829084">
            <text:p>1682908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106]&gt;=20;AND(NOT([.S106]=&quot;****&quot;);[.S10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6828974">
            <text:p>16828974</text:p>
          </table:table-cell>
          <table:table-cell office:value-type="string">
            <text:p>Periapt_of_Epic_Wisdom_+8</text:p>
          </table:table-cell>
          <table:table-cell office:value-type="float" office:value="16829085">
            <text:p>1682908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107]&gt;=20;AND(NOT([.S107]=&quot;****&quot;);[.S10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828975">
            <text:p>16828975</text:p>
          </table:table-cell>
          <table:table-cell office:value-type="string">
            <text:p>Periapt_of_Epic_Wisdom_+10</text:p>
          </table:table-cell>
          <table:table-cell office:value-type="float" office:value="16829086">
            <text:p>1682908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108]&gt;=20;AND(NOT([.S108]=&quot;****&quot;);[.S10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828976">
            <text:p>16828976</text:p>
          </table:table-cell>
          <table:table-cell office:value-type="string">
            <text:p>Periapt_of_Epic_Wisdom_+12</text:p>
          </table:table-cell>
          <table:table-cell office:value-type="float" office:value="16829087">
            <text:p>1682908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1" office:value-type="string">
            <text:p>****</text:p>
          </table:table-cell>
          <table:table-cell table:formula="oooc:=(OR([.F109]&gt;=20;AND(NOT([.S109]=&quot;****&quot;);[.S10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828977">
            <text:p>16828977</text:p>
          </table:table-cell>
          <table:table-cell office:value-type="string">
            <text:p>Periapt_of_Wound_Closure</text:p>
          </table:table-cell>
          <table:table-cell office:value-type="float" office:value="16829088">
            <text:p>168290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110]&gt;=20;AND(NOT([.S110]=&quot;****&quot;);[.S11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850">
            <text:p>13850</text:p>
          </table:table-cell>
          <table:table-cell office:value-type="string">
            <text:p>Robe_of_the_Archmagi_White</text:p>
          </table:table-cell>
          <table:table-cell office:value-type="float" office:value="16829089">
            <text:p>16829089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4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2076">
            <text:p>2076</text:p>
          </table:table-cell>
          <table:table-cell table:number-columns-repeated="2" office:value-type="string">
            <text:p>****</text:p>
          </table:table-cell>
          <table:table-cell office:value-type="float" office:value="102">
            <text:p>102</text:p>
          </table:table-cell>
          <table:table-cell office:value-type="float" office:value="450">
            <text:p>450</text:p>
          </table:table-cell>
          <table:table-cell office:value-type="string">
            <text:p>G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6" office:value-type="string">
            <text:p>****</text:p>
          </table:table-cell>
          <table:table-cell table:formula="oooc:=(OR([.F111]&gt;=20;AND(NOT([.S111]=&quot;****&quot;);[.S111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antimagic field</text:p>
          </table:table-cell>
          <table:table-cell table:number-columns-repeated="20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852">
            <text:p>13852</text:p>
          </table:table-cell>
          <table:table-cell office:value-type="string">
            <text:p>Robe_of_the_Archmagi_Grey</text:p>
          </table:table-cell>
          <table:table-cell office:value-type="float" office:value="16829090">
            <text:p>16829090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4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2076">
            <text:p>2076</text:p>
          </table:table-cell>
          <table:table-cell table:number-columns-repeated="2" office:value-type="string">
            <text:p>****</text:p>
          </table:table-cell>
          <table:table-cell office:value-type="float" office:value="102">
            <text:p>102</text:p>
          </table:table-cell>
          <table:table-cell office:value-type="float" office:value="450">
            <text:p>450</text:p>
          </table:table-cell>
          <table:table-cell office:value-type="string">
            <text:p>N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table:formula="oooc:=(OR([.F112]&gt;=20;AND(NOT([.S112]=&quot;****&quot;);[.S112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FIX</text:p>
          </table:table-cell>
          <table:table-cell office:value-type="string">
            <text:p>add antimagic field</text:p>
          </table:table-cell>
          <table:table-cell table:number-columns-repeated="20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854">
            <text:p>13854</text:p>
          </table:table-cell>
          <table:table-cell office:value-type="string">
            <text:p>Robe_of_the_Archmagi_Black</text:p>
          </table:table-cell>
          <table:table-cell office:value-type="float" office:value="16829091">
            <text:p>1682909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4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2076">
            <text:p>2076</text:p>
          </table:table-cell>
          <table:table-cell table:number-columns-repeated="2" office:value-type="string">
            <text:p>****</text:p>
          </table:table-cell>
          <table:table-cell office:value-type="float" office:value="102">
            <text:p>102</text:p>
          </table:table-cell>
          <table:table-cell office:value-type="float" office:value="450">
            <text:p>450</text:p>
          </table:table-cell>
          <table:table-cell office:value-type="string">
            <text:p>E</text:p>
          </table:table-cell>
          <table:table-cell table:number-columns-repeated="2" office:value-type="string">
            <text:p>****</text:p>
          </table:table-cell>
          <table:table-cell office:value-type="float" office:value="75000">
            <text:p>75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6" office:value-type="string">
            <text:p>****</text:p>
          </table:table-cell>
          <table:table-cell table:formula="oooc:=(OR([.F113]&gt;=20;AND(NOT([.S113]=&quot;****&quot;);[.S11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antimagic field</text:p>
          </table:table-cell>
          <table:table-cell table:number-columns-repeated="20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6828978">
            <text:p>16828978</text:p>
          </table:table-cell>
          <table:table-cell office:value-type="string">
            <text:p>Robe_of_Eyes</text:p>
          </table:table-cell>
          <table:table-cell office:value-type="float" office:value="16829092">
            <text:p>1682909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number-columns-repeated="7" office:value-type="string">
            <text:p>****</text:p>
          </table:table-cell>
          <table:table-cell office:value-type="float" office:value="120000">
            <text:p>12000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****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382">
            <text:p>382</text:p>
          </table:table-cell>
          <table:table-cell table:number-columns-repeated="6" office:value-type="string">
            <text:p>****</text:p>
          </table:table-cell>
          <table:table-cell table:formula="oooc:=(OR([.F114]&gt;=20;AND(NOT([.S114]=&quot;****&quot;);[.S11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7614">
            <text:p>47614</text:p>
          </table:table-cell>
          <table:table-cell office:value-type="string">
            <text:p>Robe_of_Scintillating_Colors</text:p>
          </table:table-cell>
          <table:table-cell office:value-type="float" office:value="16829093">
            <text:p>1682909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208">
            <text:p>3208</text:p>
          </table:table-cell>
          <table:table-cell office:value-type="float" office:value="2078">
            <text:p>2078</text:p>
          </table:table-cell>
          <table:table-cell table:number-columns-repeated="6" office:value-type="string">
            <text:p>****</text:p>
          </table:table-cell>
          <table:table-cell office:value-type="float" office:value="27000">
            <text:p>2700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4">
            <text:p>44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2" office:value-type="string">
            <text:p>****</text:p>
          </table:table-cell>
          <table:table-cell table:formula="oooc:=(OR([.F115]&gt;=20;AND(NOT([.S115]=&quot;****&quot;);[.S11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office:value-type="string">
            <text:p>add rainbow pattern</text:p>
          </table:table-cell>
          <table:table-cell table:number-columns-repeated="20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8908">
            <text:p>48908</text:p>
          </table:table-cell>
          <table:table-cell office:value-type="string">
            <text:p>Scarab_of_Protection</text:p>
          </table:table-cell>
          <table:table-cell office:value-type="float" office:value="16829094">
            <text:p>1682909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8000">
            <text:p>38000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table:number-columns-repeated="14" office:value-type="string">
            <text:p>****</text:p>
          </table:table-cell>
          <table:table-cell table:formula="oooc:=(OR([.F116]&gt;=20;AND(NOT([.S116]=&quot;****&quot;);[.S11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7617">
            <text:p>47617</text:p>
          </table:table-cell>
          <table:table-cell office:value-type="string">
            <text:p>Vest_of_Escape</text:p>
          </table:table-cell>
          <table:table-cell office:value-type="float" office:value="16829095">
            <text:p>16829095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 table:number-columns-repeated="6" office:value-type="string">
            <text:p>****</text:p>
          </table:table-cell>
          <table:table-cell office:value-type="float" office:value="5200">
            <text:p>5200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7" office:value-type="string">
            <text:p>****</text:p>
          </table:table-cell>
          <table:table-cell table:formula="oooc:=(OR([.F117]&gt;=20;AND(NOT([.S117]=&quot;****&quot;);[.S1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 table:number-rows-repeated="3">
          <table:table-cell table:number-columns-repeated="45"/>
          <table:table-cell table:style-name="Default"/>
          <table:table-cell table:number-columns-repeated="210"/>
        </table:table-row>
        <table:table-row table:style-name="ro1" table:number-rows-repeated="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raft_ring" table:style-name="ta4" table:print="false">
        <table:table-column table:style-name="co9" table:default-cell-style-name="Default"/>
        <table:table-column table:style-name="co2" table:default-cell-style-name="Default"/>
        <table:table-column table:style-name="co48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8" table:number-columns-repeated="3" table:default-cell-style-name="Default"/>
        <table:table-column table:style-name="co12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37" table:default-cell-style-name="ce1"/>
        <table:table-column table:style-name="co49" table:default-cell-style-name="Default"/>
        <table:table-column table:style-name="co10" table:number-columns-repeated="209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43"/>
          <table:table-cell table:style-name="Default"/>
          <table:table-cell table:number-columns-repeated="210"/>
        </table:table-row>
        <table:table-row table:style-name="ro1">
          <table:table-cell table:number-columns-repeated="45"/>
          <table:table-cell table:style-name="Default"/>
          <table:table-cell table:number-columns-repeated="210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kill</text:p>
          </table:table-cell>
          <table:table-cell office:value-type="string">
            <text:p>SkillRanks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BaseItem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Type4</text:p>
          </table:table-cell>
          <table:table-cell office:value-type="string">
            <text:p>SubType4</text:p>
          </table:table-cell>
          <table:table-cell office:value-type="string">
            <text:p>CostTableValue4</text:p>
          </table:table-cell>
          <table:table-cell office:value-type="string">
            <text:p>Param1Value4</text:p>
          </table:table-cell>
          <table:table-cell office:value-type="string">
            <text:p>Type5</text:p>
          </table:table-cell>
          <table:table-cell office:value-type="string">
            <text:p>SubType5</text:p>
          </table:table-cell>
          <table:table-cell office:value-type="string">
            <text:p>CostTableValue5</text:p>
          </table:table-cell>
          <table:table-cell office:value-type="string">
            <text:p>Param1Value5</text:p>
          </table:table-cell>
          <table:table-cell office:value-type="string">
            <text:p>Type6</text:p>
          </table:table-cell>
          <table:table-cell office:value-type="string">
            <text:p>SubType6</text:p>
          </table:table-cell>
          <table:table-cell office:value-type="string">
            <text:p>CostTableValue6</text:p>
          </table:table-cell>
          <table:table-cell office:value-type="string">
            <text:p>Param1Value6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0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9098">
            <text:p>16829098</text:p>
          </table:table-cell>
          <table:table-cell office:value-type="string">
            <text:p>Chameleon_Power</text:p>
          </table:table-cell>
          <table:table-cell office:value-type="float" office:value="16829127">
            <text:p>1682912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2700">
            <text:p>1270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4]&gt;=20;AND(NOT([.S4]=&quot;****&quot;);[.S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9099">
            <text:p>16829099</text:p>
          </table:table-cell>
          <table:table-cell office:value-type="string">
            <text:p>Minor_Energy_Resistance_Acid</text:p>
          </table:table-cell>
          <table:table-cell office:value-type="float" office:value="16829128">
            <text:p>1682912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5]&gt;=20;AND(NOT([.S5]=&quot;****&quot;);[.S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9100">
            <text:p>16829100</text:p>
          </table:table-cell>
          <table:table-cell office:value-type="string">
            <text:p>Major_Energy_Resistance_Acid</text:p>
          </table:table-cell>
          <table:table-cell office:value-type="float" office:value="16829129">
            <text:p>16829129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28000">
            <text:p>2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6]&gt;=20;AND(NOT([.S6]=&quot;****&quot;);[.S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9101">
            <text:p>16829101</text:p>
          </table:table-cell>
          <table:table-cell office:value-type="string">
            <text:p>Greater_Energy_Resistance_Acid</text:p>
          </table:table-cell>
          <table:table-cell office:value-type="float" office:value="16829130">
            <text:p>1682913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44000">
            <text:p>44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7]&gt;=20;AND(NOT([.S7]=&quot;****&quot;);[.S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9102">
            <text:p>16829102</text:p>
          </table:table-cell>
          <table:table-cell office:value-type="string">
            <text:p>Energy_Immunity_Acid</text:p>
          </table:table-cell>
          <table:table-cell office:value-type="float" office:value="16829131">
            <text:p>1682913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7" office:value-type="string">
            <text:p>****</text:p>
          </table:table-cell>
          <table:table-cell office:value-type="float" office:value="240000">
            <text:p>240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21" office:value-type="string">
            <text:p>****</text:p>
          </table:table-cell>
          <table:table-cell table:formula="oooc:=(OR([.F8]&gt;=20;AND(NOT([.S8]=&quot;****&quot;);[.S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9103">
            <text:p>16829103</text:p>
          </table:table-cell>
          <table:table-cell office:value-type="string">
            <text:p>Minor_Energy_Resistance_Cold</text:p>
          </table:table-cell>
          <table:table-cell office:value-type="float" office:value="16829132">
            <text:p>1682913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9]&gt;=20;AND(NOT([.S9]=&quot;****&quot;);[.S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9104">
            <text:p>16829104</text:p>
          </table:table-cell>
          <table:table-cell office:value-type="string">
            <text:p>Major_Energy_Resistance_Cold</text:p>
          </table:table-cell>
          <table:table-cell office:value-type="float" office:value="16829133">
            <text:p>1682913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28000">
            <text:p>2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10]&gt;=20;AND(NOT([.S10]=&quot;****&quot;);[.S1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9105">
            <text:p>16829105</text:p>
          </table:table-cell>
          <table:table-cell office:value-type="string">
            <text:p>Greater_Energy_Resistance_Cold</text:p>
          </table:table-cell>
          <table:table-cell office:value-type="float" office:value="16829134">
            <text:p>1682913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44000">
            <text:p>44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11]&gt;=20;AND(NOT([.S11]=&quot;****&quot;);[.S1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9106">
            <text:p>16829106</text:p>
          </table:table-cell>
          <table:table-cell office:value-type="string">
            <text:p>Energy_Immunity_Cold</text:p>
          </table:table-cell>
          <table:table-cell office:value-type="float" office:value="16829135">
            <text:p>1682913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7" office:value-type="string">
            <text:p>****</text:p>
          </table:table-cell>
          <table:table-cell office:value-type="float" office:value="240000">
            <text:p>240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21" office:value-type="string">
            <text:p>****</text:p>
          </table:table-cell>
          <table:table-cell table:formula="oooc:=(OR([.F12]&gt;=20;AND(NOT([.S12]=&quot;****&quot;);[.S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9107">
            <text:p>16829107</text:p>
          </table:table-cell>
          <table:table-cell office:value-type="string">
            <text:p>Minor_Energy_Resistance_Electricity</text:p>
          </table:table-cell>
          <table:table-cell office:value-type="float" office:value="16829136">
            <text:p>1682913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13]&gt;=20;AND(NOT([.S13]=&quot;****&quot;);[.S1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9108">
            <text:p>16829108</text:p>
          </table:table-cell>
          <table:table-cell office:value-type="string">
            <text:p>Major_Energy_Resistance_Electricity</text:p>
          </table:table-cell>
          <table:table-cell office:value-type="float" office:value="16829137">
            <text:p>168291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28000">
            <text:p>2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14]&gt;=20;AND(NOT([.S14]=&quot;****&quot;);[.S1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9109">
            <text:p>16829109</text:p>
          </table:table-cell>
          <table:table-cell office:value-type="string">
            <text:p>Greater_Energy_Resistance_Electricity</text:p>
          </table:table-cell>
          <table:table-cell office:value-type="float" office:value="16829138">
            <text:p>16829138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44000">
            <text:p>44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15]&gt;=20;AND(NOT([.S15]=&quot;****&quot;);[.S1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9110">
            <text:p>16829110</text:p>
          </table:table-cell>
          <table:table-cell office:value-type="string">
            <text:p>Energy_Immunity_Electricity</text:p>
          </table:table-cell>
          <table:table-cell office:value-type="float" office:value="16829139">
            <text:p>1682913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7" office:value-type="string">
            <text:p>****</text:p>
          </table:table-cell>
          <table:table-cell office:value-type="float" office:value="240000">
            <text:p>240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1" office:value-type="string">
            <text:p>****</text:p>
          </table:table-cell>
          <table:table-cell table:formula="oooc:=(OR([.F16]&gt;=20;AND(NOT([.S16]=&quot;****&quot;);[.S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9111">
            <text:p>16829111</text:p>
          </table:table-cell>
          <table:table-cell office:value-type="string">
            <text:p>Minor_Energy_Resistance_Fire</text:p>
          </table:table-cell>
          <table:table-cell office:value-type="float" office:value="16829140">
            <text:p>1682914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17]&gt;=20;AND(NOT([.S17]=&quot;****&quot;);[.S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9112">
            <text:p>16829112</text:p>
          </table:table-cell>
          <table:table-cell office:value-type="string">
            <text:p>Major_Energy_Resistance_Fire</text:p>
          </table:table-cell>
          <table:table-cell office:value-type="float" office:value="16829141">
            <text:p>16829141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28000">
            <text:p>2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18]&gt;=20;AND(NOT([.S18]=&quot;****&quot;);[.S1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9113">
            <text:p>16829113</text:p>
          </table:table-cell>
          <table:table-cell office:value-type="string">
            <text:p>Greater_Energy_Resistance_Fire</text:p>
          </table:table-cell>
          <table:table-cell office:value-type="float" office:value="16829142">
            <text:p>1682914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44000">
            <text:p>44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19]&gt;=20;AND(NOT([.S19]=&quot;****&quot;);[.S1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9114">
            <text:p>16829114</text:p>
          </table:table-cell>
          <table:table-cell office:value-type="string">
            <text:p>Energy_Immunity_Fire</text:p>
          </table:table-cell>
          <table:table-cell office:value-type="float" office:value="16829143">
            <text:p>1682914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7" office:value-type="string">
            <text:p>****</text:p>
          </table:table-cell>
          <table:table-cell office:value-type="float" office:value="240000">
            <text:p>240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1" office:value-type="string">
            <text:p>****</text:p>
          </table:table-cell>
          <table:table-cell table:formula="oooc:=(OR([.F20]&gt;=20;AND(NOT([.S20]=&quot;****&quot;);[.S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9115">
            <text:p>16829115</text:p>
          </table:table-cell>
          <table:table-cell office:value-type="string">
            <text:p>Minor_Energy_Resistance_Sonic</text:p>
          </table:table-cell>
          <table:table-cell office:value-type="float" office:value="16829144">
            <text:p>16829144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21]&gt;=20;AND(NOT([.S21]=&quot;****&quot;);[.S2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9116">
            <text:p>16829116</text:p>
          </table:table-cell>
          <table:table-cell office:value-type="string">
            <text:p>Major_Energy_Resistance_Sonic</text:p>
          </table:table-cell>
          <table:table-cell office:value-type="float" office:value="16829145">
            <text:p>1682914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28000">
            <text:p>2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22]&gt;=20;AND(NOT([.S22]=&quot;****&quot;);[.S2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9117">
            <text:p>16829117</text:p>
          </table:table-cell>
          <table:table-cell office:value-type="string">
            <text:p>Greater_Energy_Resistance_Sonic</text:p>
          </table:table-cell>
          <table:table-cell office:value-type="float" office:value="16829146">
            <text:p>1682914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7" office:value-type="string">
            <text:p>****</text:p>
          </table:table-cell>
          <table:table-cell office:value-type="float" office:value="44000">
            <text:p>44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23]&gt;=20;AND(NOT([.S23]=&quot;****&quot;);[.S2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9118">
            <text:p>16829118</text:p>
          </table:table-cell>
          <table:table-cell office:value-type="string">
            <text:p>Energy_Immunity_Sonic</text:p>
          </table:table-cell>
          <table:table-cell office:value-type="float" office:value="16829147">
            <text:p>1682914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7" office:value-type="string">
            <text:p>****</text:p>
          </table:table-cell>
          <table:table-cell office:value-type="float" office:value="240000">
            <text:p>240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21" office:value-type="string">
            <text:p>****</text:p>
          </table:table-cell>
          <table:table-cell table:formula="oooc:=(OR([.F24]&gt;=20;AND(NOT([.S24]=&quot;****&quot;);[.S2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9119">
            <text:p>16829119</text:p>
          </table:table-cell>
          <table:table-cell office:value-type="string">
            <text:p>Greater_Universal_Energy_Resistance</text:p>
          </table:table-cell>
          <table:table-cell office:value-type="float" office:value="16829148">
            <text:p>1682914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7" office:value-type="string">
            <text:p>****</text:p>
          </table:table-cell>
          <table:table-cell office:value-type="float" office:value="308000">
            <text:p>30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5" office:value-type="string">
            <text:p>****</text:p>
          </table:table-cell>
          <table:table-cell table:formula="oooc:=(OR([.F25]&gt;=20;AND(NOT([.S25]=&quot;****&quot;);[.S2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9120">
            <text:p>16829120</text:p>
          </table:table-cell>
          <table:table-cell office:value-type="string">
            <text:p>Universal_Energy_Immunity</text:p>
          </table:table-cell>
          <table:table-cell office:value-type="float" office:value="16829149">
            <text:p>1682914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7" office:value-type="string">
            <text:p>****</text:p>
          </table:table-cell>
          <table:table-cell office:value-type="float" office:value="2160000">
            <text:p>2160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5" office:value-type="string">
            <text:p>****</text:p>
          </table:table-cell>
          <table:table-cell table:formula="oooc:=(OR([.F26]&gt;=20;AND(NOT([.S26]=&quot;****&quot;);[.S2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9121">
            <text:p>16829121</text:p>
          </table:table-cell>
          <table:table-cell office:value-type="string">
            <text:p>Evasion</text:p>
          </table:table-cell>
          <table:table-cell office:value-type="float" office:value="16829150">
            <text:p>168291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386">
            <text:p>386</text:p>
          </table:table-cell>
          <table:table-cell table:number-columns-repeated="22" office:value-type="string">
            <text:p>****</text:p>
          </table:table-cell>
          <table:table-cell table:formula="oooc:=(OR([.F27]&gt;=20;AND(NOT([.S27]=&quot;****&quot;);[.S2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9122">
            <text:p>16829122</text:p>
          </table:table-cell>
          <table:table-cell office:value-type="string">
            <text:p>Freedom_of_Movement</text:p>
          </table:table-cell>
          <table:table-cell office:value-type="float" office:value="16829151">
            <text:p>16829151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7" office:value-type="string">
            <text:p>****</text:p>
          </table:table-cell>
          <table:table-cell office:value-type="float" office:value="40000">
            <text:p>40000</text:p>
          </table:table-cell>
          <table:table-cell office:value-type="string">
            <text:p>****</text:p>
          </table:table-cell>
          <table:table-cell office:value-type="float" office:value="75">
            <text:p>75</text:p>
          </table:table-cell>
          <table:table-cell table:number-columns-repeated="23" office:value-type="string">
            <text:p>****</text:p>
          </table:table-cell>
          <table:table-cell table:formula="oooc:=(OR([.F28]&gt;=20;AND(NOT([.S28]=&quot;****&quot;);[.S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457">
            <text:p>13457</text:p>
          </table:table-cell>
          <table:table-cell office:value-type="string">
            <text:p>Invisibility</text:p>
          </table:table-cell>
          <table:table-cell office:value-type="float" office:value="16829152">
            <text:p>1682915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20000">
            <text:p>20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51">
            <text:p>151</text:p>
          </table:table-cell>
          <table:table-cell office:value-type="float" office:value="13">
            <text:p>13</text:p>
          </table:table-cell>
          <table:table-cell table:number-columns-repeated="21" office:value-type="string">
            <text:p>****</text:p>
          </table:table-cell>
          <table:table-cell table:formula="oooc:=(OR([.F29]&gt;=20;AND(NOT([.S29]=&quot;****&quot;);[.S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0941">
            <text:p>90941</text:p>
          </table:table-cell>
          <table:table-cell office:value-type="string">
            <text:p>Ironskin</text:p>
          </table:table-cell>
          <table:table-cell office:value-type="float" office:value="16829153">
            <text:p>1682915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table:number-columns-repeated="7" office:value-type="string">
            <text:p>****</text:p>
          </table:table-cell>
          <table:table-cell office:value-type="float" office:value="400000">
            <text:p>400000</text:p>
          </table:table-cell>
          <table:table-cell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30]&gt;=20;AND(NOT([.S30]=&quot;****&quot;);[.S3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9123">
            <text:p>16829123</text:p>
          </table:table-cell>
          <table:table-cell office:value-type="string">
            <text:p>Jumping</text:p>
          </table:table-cell>
          <table:table-cell office:value-type="float" office:value="16829154">
            <text:p>16829154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31]&gt;=20;AND(NOT([.S31]=&quot;****&quot;);[.S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9124">
            <text:p>16829124</text:p>
          </table:table-cell>
          <table:table-cell office:value-type="string">
            <text:p>Jumping_Improved</text:p>
          </table:table-cell>
          <table:table-cell office:value-type="float" office:value="16829155">
            <text:p>1682915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office:value-type="float" office:value="10000">
            <text:p>1000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32]&gt;=20;AND(NOT([.S32]=&quot;****&quot;);[.S3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453">
            <text:p>13453</text:p>
          </table:table-cell>
          <table:table-cell office:value-type="string">
            <text:p>Protection_+1</text:p>
          </table:table-cell>
          <table:table-cell office:value-type="float" office:value="16829156">
            <text:p>1682915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2000">
            <text:p>2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33]&gt;=20;AND(NOT([.S33]=&quot;****&quot;);[.S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467">
            <text:p>13467</text:p>
          </table:table-cell>
          <table:table-cell office:value-type="string">
            <text:p>Protection_+2</text:p>
          </table:table-cell>
          <table:table-cell office:value-type="float" office:value="16829157">
            <text:p>16829157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8000">
            <text:p>8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1" office:value-type="string">
            <text:p>****</text:p>
          </table:table-cell>
          <table:table-cell table:formula="oooc:=(OR([.F34]&gt;=20;AND(NOT([.S34]=&quot;****&quot;);[.S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480">
            <text:p>13480</text:p>
          </table:table-cell>
          <table:table-cell office:value-type="string">
            <text:p>Protection_+3</text:p>
          </table:table-cell>
          <table:table-cell office:value-type="float" office:value="16829158">
            <text:p>16829158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35]&gt;=20;AND(NOT([.S35]=&quot;****&quot;);[.S3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481">
            <text:p>13481</text:p>
          </table:table-cell>
          <table:table-cell office:value-type="string">
            <text:p>Protection_+4</text:p>
          </table:table-cell>
          <table:table-cell office:value-type="float" office:value="16829159">
            <text:p>16829159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32000">
            <text:p>32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21" office:value-type="string">
            <text:p>****</text:p>
          </table:table-cell>
          <table:table-cell table:formula="oooc:=(OR([.F36]&gt;=20;AND(NOT([.S36]=&quot;****&quot;);[.S3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482">
            <text:p>13482</text:p>
          </table:table-cell>
          <table:table-cell office:value-type="string">
            <text:p>Protection_+5</text:p>
          </table:table-cell>
          <table:table-cell office:value-type="float" office:value="16829160">
            <text:p>1682916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1" office:value-type="string">
            <text:p>****</text:p>
          </table:table-cell>
          <table:table-cell table:formula="oooc:=(OR([.F37]&gt;=20;AND(NOT([.S37]=&quot;****&quot;);[.S3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0936">
            <text:p>90936</text:p>
          </table:table-cell>
          <table:table-cell office:value-type="string">
            <text:p>Protection_+6</text:p>
          </table:table-cell>
          <table:table-cell office:value-type="float" office:value="16829161">
            <text:p>1682916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720000">
            <text:p>720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1" office:value-type="string">
            <text:p>****</text:p>
          </table:table-cell>
          <table:table-cell table:formula="oooc:=(OR([.F38]&gt;=20;AND(NOT([.S38]=&quot;****&quot;);[.S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0937">
            <text:p>90937</text:p>
          </table:table-cell>
          <table:table-cell office:value-type="string">
            <text:p>Protection_+7</text:p>
          </table:table-cell>
          <table:table-cell office:value-type="float" office:value="16829162">
            <text:p>1682916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980000">
            <text:p>980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21" office:value-type="string">
            <text:p>****</text:p>
          </table:table-cell>
          <table:table-cell table:formula="oooc:=(OR([.F39]&gt;=20;AND(NOT([.S39]=&quot;****&quot;);[.S3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0938">
            <text:p>90938</text:p>
          </table:table-cell>
          <table:table-cell office:value-type="string">
            <text:p>Protection_+8</text:p>
          </table:table-cell>
          <table:table-cell office:value-type="float" office:value="16829163">
            <text:p>16829163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1280000">
            <text:p>1280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21" office:value-type="string">
            <text:p>****</text:p>
          </table:table-cell>
          <table:table-cell table:formula="oooc:=(OR([.F40]&gt;=20;AND(NOT([.S40]=&quot;****&quot;);[.S4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939">
            <text:p>90939</text:p>
          </table:table-cell>
          <table:table-cell office:value-type="string">
            <text:p>Protection_+9</text:p>
          </table:table-cell>
          <table:table-cell office:value-type="float" office:value="16829164">
            <text:p>16829164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1620000">
            <text:p>1620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21" office:value-type="string">
            <text:p>****</text:p>
          </table:table-cell>
          <table:table-cell table:formula="oooc:=(OR([.F41]&gt;=20;AND(NOT([.S41]=&quot;****&quot;);[.S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0940">
            <text:p>90940</text:p>
          </table:table-cell>
          <table:table-cell office:value-type="string">
            <text:p>Protection_+10</text:p>
          </table:table-cell>
          <table:table-cell office:value-type="float" office:value="16829165">
            <text:p>16829165</text:p>
          </table:table-cell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7" office:value-type="string">
            <text:p>****</text:p>
          </table:table-cell>
          <table:table-cell office:value-type="float" office:value="2000000">
            <text:p>200000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42]&gt;=20;AND(NOT([.S42]=&quot;****&quot;);[.S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459">
            <text:p>13459</text:p>
          </table:table-cell>
          <table:table-cell office:value-type="string">
            <text:p>Regeneration</text:p>
          </table:table-cell>
          <table:table-cell office:value-type="float" office:value="16829166">
            <text:p>1682916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number-columns-repeated="7" office:value-type="string">
            <text:p>****</text:p>
          </table:table-cell>
          <table:table-cell office:value-type="float" office:value="90000">
            <text:p>90000</text:p>
          </table:table-cell>
          <table:table-cell office:value-type="string">
            <text:p>****</text:p>
          </table:table-cell>
          <table:table-cell office:value-type="float" office:value="51">
            <text:p>5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1" office:value-type="string">
            <text:p>****</text:p>
          </table:table-cell>
          <table:table-cell table:formula="oooc:=(OR([.F43]&gt;=20;AND(NOT([.S43]=&quot;****&quot;);[.S4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9125">
            <text:p>16829125</text:p>
          </table:table-cell>
          <table:table-cell office:value-type="string">
            <text:p>Rapid_Healing</text:p>
          </table:table-cell>
          <table:table-cell office:value-type="float" office:value="16829167">
            <text:p>1682916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table:number-columns-repeated="7" office:value-type="string">
            <text:p>****</text:p>
          </table:table-cell>
          <table:table-cell office:value-type="float" office:value="300000">
            <text:p>300000</text:p>
          </table:table-cell>
          <table:table-cell office:value-type="string">
            <text:p>****</text:p>
          </table:table-cell>
          <table:table-cell office:value-type="float" office:value="51">
            <text:p>5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1" office:value-type="string">
            <text:p>****</text:p>
          </table:table-cell>
          <table:table-cell table:formula="oooc:=(OR([.F44]&gt;=20;AND(NOT([.S44]=&quot;****&quot;);[.S4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9126">
            <text:p>16829126</text:p>
          </table:table-cell>
          <table:table-cell office:value-type="string">
            <text:p>Spell_Turning</text:p>
          </table:table-cell>
          <table:table-cell office:value-type="float" office:value="16829168">
            <text:p>168291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7" office:value-type="string">
            <text:p>****</text:p>
          </table:table-cell>
          <table:table-cell office:value-type="float" office:value="98280">
            <text:p>9828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0">
            <text:p>10</text:p>
          </table:table-cell>
          <table:table-cell table:number-columns-repeated="21" office:value-type="string">
            <text:p>****</text:p>
          </table:table-cell>
          <table:table-cell table:formula="oooc:=(OR([.F45]&gt;=20;AND(NOT([.S45]=&quot;****&quot;);[.S4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09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c_craft_gen_it" table:style-name="ta5" table:print="false">
        <table:table-column table:style-name="co50" table:default-cell-style-name="Default"/>
        <table:table-column table:style-name="co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Blueprint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shortsword</text:p>
          </table:table-cell>
          <table:table-cell office:value-type="string">
            <text:p>nw_wsws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string">
            <text:p>longsword</text:p>
          </table:table-cell>
          <table:table-cell office:value-type="string">
            <text:p>nw_wswl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string">
            <text:p>battleaxe</text:p>
          </table:table-cell>
          <table:table-cell office:value-type="string">
            <text:p>nw_waxbt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string">
            <text:p>bastardsword</text:p>
          </table:table-cell>
          <table:table-cell office:value-type="string">
            <text:p>nw_wswb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lightflail</text:p>
          </table:table-cell>
          <table:table-cell office:value-type="string">
            <text:p>nw_wblf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string">
            <text:p>warhammer</text:p>
          </table:table-cell>
          <table:table-cell office:value-type="string">
            <text:p>nw_wblhw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string">
            <text:p>heavycrossbow</text:p>
          </table:table-cell>
          <table:table-cell office:value-type="string">
            <text:p>nw_wbwx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office:value-type="string">
            <text:p>lightcrossbow</text:p>
          </table:table-cell>
          <table:table-cell office:value-type="string">
            <text:p>nw_wbwx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longbow</text:p>
          </table:table-cell>
          <table:table-cell office:value-type="string">
            <text:p>nw_wbwln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  <table:table-cell office:value-type="string">
            <text:p>lightmace</text:p>
          </table:table-cell>
          <table:table-cell office:value-type="string">
            <text:p>nw_wblm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halberd</text:p>
          </table:table-cell>
          <table:table-cell office:value-type="string">
            <text:p>nw_wplhb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1">
            <text:p>171</text:p>
          </table:table-cell>
          <table:table-cell office:value-type="string">
            <text:p>shortbow</text:p>
          </table:table-cell>
          <table:table-cell office:value-type="string">
            <text:p>nw_wbws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2">
            <text:p>172</text:p>
          </table:table-cell>
          <table:table-cell office:value-type="string">
            <text:p>twobladedsword</text:p>
          </table:table-cell>
          <table:table-cell office:value-type="string">
            <text:p>nw_wdbsw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">
            <text:p>167</text:p>
          </table:table-cell>
          <table:table-cell office:value-type="string">
            <text:p>greatsword</text:p>
          </table:table-cell>
          <table:table-cell office:value-type="string">
            <text:p>nw_wswg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9">
            <text:p>179</text:p>
          </table:table-cell>
          <table:table-cell office:value-type="string">
            <text:p>smallshield</text:p>
          </table:table-cell>
          <table:table-cell office:value-type="string">
            <text:p>nw_ashsw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35">
            <text:p>335</text:p>
          </table:table-cell>
          <table:table-cell office:value-type="string">
            <text:p>armor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2">
            <text:p>182</text:p>
          </table:table-cell>
          <table:table-cell office:value-type="string">
            <text:p>helmet</text:p>
          </table:table-cell>
          <table:table-cell office:value-type="string">
            <text:p>craft_helme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5">
            <text:p>515</text:p>
          </table:table-cell>
          <table:table-cell office:value-type="string">
            <text:p>greataxe</text:p>
          </table:table-cell>
          <table:table-cell office:value-type="string">
            <text:p>nw_waxgr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16">
            <text:p>1516</text:p>
          </table:table-cell>
          <table:table-cell office:value-type="string">
            <text:p>amulet</text:p>
          </table:table-cell>
          <table:table-cell office:value-type="string">
            <text:p>craft_amule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17">
            <text:p>1517</text:p>
          </table:table-cell>
          <table:table-cell office:value-type="string">
            <text:p>arrow</text:p>
          </table:table-cell>
          <table:table-cell office:value-type="string">
            <text:p>nw_wamar0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18">
            <text:p>1518</text:p>
          </table:table-cell>
          <table:table-cell office:value-type="string">
            <text:p>belt</text:p>
          </table:table-cell>
          <table:table-cell office:value-type="string">
            <text:p>craft_bel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string">
            <text:p>dagger</text:p>
          </table:table-cell>
          <table:table-cell office:value-type="string">
            <text:p>nw_wswdg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19">
            <text:p>1519</text:p>
          </table:table-cell>
          <table:table-cell office:value-type="string">
            <text:p>bolt</text:p>
          </table:table-cell>
          <table:table-cell office:value-type="string">
            <text:p>nw_wambo0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20">
            <text:p>1520</text:p>
          </table:table-cell>
          <table:table-cell office:value-type="string">
            <text:p>boots</text:p>
          </table:table-cell>
          <table:table-cell office:value-type="string">
            <text:p>craft_boo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21">
            <text:p>1521</text:p>
          </table:table-cell>
          <table:table-cell office:value-type="string">
            <text:p>bullet</text:p>
          </table:table-cell>
          <table:table-cell office:value-type="string">
            <text:p>nw_wambu0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22">
            <text:p>1522</text:p>
          </table:table-cell>
          <table:table-cell office:value-type="string">
            <text:p>club</text:p>
          </table:table-cell>
          <table:table-cell office:value-type="string">
            <text:p>nw_wblc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25">
            <text:p>1525</text:p>
          </table:table-cell>
          <table:table-cell office:value-type="string">
            <text:p>dart</text:p>
          </table:table-cell>
          <table:table-cell office:value-type="string">
            <text:p>nw_wthdt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26">
            <text:p>1526</text:p>
          </table:table-cell>
          <table:table-cell office:value-type="string">
            <text:p>diremace</text:p>
          </table:table-cell>
          <table:table-cell office:value-type="string">
            <text:p>nw_wdbma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27">
            <text:p>1527</text:p>
          </table:table-cell>
          <table:table-cell office:value-type="string">
            <text:p>doubleaxe</text:p>
          </table:table-cell>
          <table:table-cell office:value-type="string">
            <text:p>nw_wdbax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29">
            <text:p>1529</text:p>
          </table:table-cell>
          <table:table-cell office:value-type="string">
            <text:p>heavyflail</text:p>
          </table:table-cell>
          <table:table-cell office:value-type="string">
            <text:p>nw_wblf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30">
            <text:p>1530</text:p>
          </table:table-cell>
          <table:table-cell office:value-type="string">
            <text:p>gloves</text:p>
          </table:table-cell>
          <table:table-cell office:value-type="string">
            <text:p>craft_glove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31">
            <text:p>1531</text:p>
          </table:table-cell>
          <table:table-cell office:value-type="string">
            <text:p>lighthammer</text:p>
          </table:table-cell>
          <table:table-cell office:value-type="string">
            <text:p>nw_wblh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32">
            <text:p>1532</text:p>
          </table:table-cell>
          <table:table-cell office:value-type="string">
            <text:p>handaxe</text:p>
          </table:table-cell>
          <table:table-cell office:value-type="string">
            <text:p>nw_waxhn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34">
            <text:p>1534</text:p>
          </table:table-cell>
          <table:table-cell office:value-type="string">
            <text:p>kama</text:p>
          </table:table-cell>
          <table:table-cell office:value-type="string">
            <text:p>nw_wspka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35">
            <text:p>1535</text:p>
          </table:table-cell>
          <table:table-cell office:value-type="string">
            <text:p>katana</text:p>
          </table:table-cell>
          <table:table-cell office:value-type="string">
            <text:p>nw_wswka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36">
            <text:p>1536</text:p>
          </table:table-cell>
          <table:table-cell office:value-type="string">
            <text:p>kukri</text:p>
          </table:table-cell>
          <table:table-cell office:value-type="string">
            <text:p>nw_wspku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41">
            <text:p>1541</text:p>
          </table:table-cell>
          <table:table-cell office:value-type="string">
            <text:p>morningstar</text:p>
          </table:table-cell>
          <table:table-cell office:value-type="string">
            <text:p>nw_wblm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44">
            <text:p>1544</text:p>
          </table:table-cell>
          <table:table-cell office:value-type="string">
            <text:p>quarterstaff</text:p>
          </table:table-cell>
          <table:table-cell office:value-type="string">
            <text:p>nw_wdbq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45">
            <text:p>1545</text:p>
          </table:table-cell>
          <table:table-cell office:value-type="string">
            <text:p>rapier</text:p>
          </table:table-cell>
          <table:table-cell office:value-type="string">
            <text:p>nw_wswrp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46">
            <text:p>1546</text:p>
          </table:table-cell>
          <table:table-cell office:value-type="string">
            <text:p>ring</text:p>
          </table:table-cell>
          <table:table-cell office:value-type="string">
            <text:p>craft_ring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47">
            <text:p>1547</text:p>
          </table:table-cell>
          <table:table-cell office:value-type="string">
            <text:p>scimitar</text:p>
          </table:table-cell>
          <table:table-cell office:value-type="string">
            <text:p>nw_wswsc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49">
            <text:p>1549</text:p>
          </table:table-cell>
          <table:table-cell office:value-type="string">
            <text:p>scythe</text:p>
          </table:table-cell>
          <table:table-cell office:value-type="string">
            <text:p>nw_wplsc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50">
            <text:p>1550</text:p>
          </table:table-cell>
          <table:table-cell office:value-type="string">
            <text:p>largeshield</text:p>
          </table:table-cell>
          <table:table-cell office:value-type="string">
            <text:p>nw_ashlw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51">
            <text:p>1551</text:p>
          </table:table-cell>
          <table:table-cell office:value-type="string">
            <text:p>towershield</text:p>
          </table:table-cell>
          <table:table-cell office:value-type="string">
            <text:p>nw_ashto0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52">
            <text:p>1552</text:p>
          </table:table-cell>
          <table:table-cell office:value-type="string">
            <text:p>shortspear</text:p>
          </table:table-cell>
          <table:table-cell office:value-type="string">
            <text:p>nw_wplss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53">
            <text:p>1553</text:p>
          </table:table-cell>
          <table:table-cell office:value-type="string">
            <text:p>shuriken</text:p>
          </table:table-cell>
          <table:table-cell office:value-type="string">
            <text:p>nw_wthsh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54">
            <text:p>1554</text:p>
          </table:table-cell>
          <table:table-cell office:value-type="string">
            <text:p>sickle</text:p>
          </table:table-cell>
          <table:table-cell office:value-type="string">
            <text:p>nw_wspsc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55">
            <text:p>1555</text:p>
          </table:table-cell>
          <table:table-cell office:value-type="string">
            <text:p>sling</text:p>
          </table:table-cell>
          <table:table-cell office:value-type="string">
            <text:p>nw_wbwsl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57">
            <text:p>1557</text:p>
          </table:table-cell>
          <table:table-cell office:value-type="string">
            <text:p>throwingaxe</text:p>
          </table:table-cell>
          <table:table-cell office:value-type="string">
            <text:p>nw_wthax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94">
            <text:p>2194</text:p>
          </table:table-cell>
          <table:table-cell office:value-type="string">
            <text:p>bracer</text:p>
          </table:table-cell>
          <table:table-cell office:value-type="string">
            <text:p>craft_bracer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20">
            <text:p>2220</text:p>
          </table:table-cell>
          <table:table-cell office:value-type="string">
            <text:p>cloak</text:p>
          </table:table-cell>
          <table:table-cell office:value-type="string">
            <text:p>craft_cloak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6389">
            <text:p>76389</text:p>
          </table:table-cell>
          <table:table-cell office:value-type="string">
            <text:p>empty_potion</text:p>
          </table:table-cell>
          <table:table-cell office:value-type="string">
            <text:p>x2_it_cfm_pbott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6390">
            <text:p>76390</text:p>
          </table:table-cell>
          <table:table-cell office:value-type="string">
            <text:p>blank_scroll</text:p>
          </table:table-cell>
          <table:table-cell office:value-type="string">
            <text:p>x2_it_cfm_bscr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6391">
            <text:p>76391</text:p>
          </table:table-cell>
          <table:table-cell office:value-type="string">
            <text:p>blank_magicwand</text:p>
          </table:table-cell>
          <table:table-cell office:value-type="string">
            <text:p>x2_it_cfm_wand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3310">
            <text:p>83310</text:p>
          </table:table-cell>
          <table:table-cell office:value-type="string">
            <text:p>dwarvenwaraxe</text:p>
          </table:table-cell>
          <table:table-cell office:value-type="string">
            <text:p>x2_wdwraxe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3617">
            <text:p>83617</text:p>
          </table:table-cell>
          <table:table-cell office:value-type="string">
            <text:p>Whip</text:p>
          </table:table-cell>
          <table:table-cell office:value-type="string">
            <text:p>x2_it_wpwhi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4" office:value-type="string">
            <text:p>****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829096">
            <text:p>16829096</text:p>
          </table:table-cell>
          <table:table-cell office:value-type="string">
            <text:p>craft_magicrod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6829097">
            <text:p>16829097</text:p>
          </table:table-cell>
          <table:table-cell office:value-type="string">
            <text:p>craft_magicstaff</text:p>
          </table:table-cell>
          <table:table-cell office:value-type="string">
            <text:p>craft_staff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-$</number:text>
      <number:number number:decimal-places="2" number:min-integer-digits="1" number:grouping="true"/>
      <number:text> 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01">01/10/2006</text:date>, <text:time>23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aft_5f_armour" style:display-name="PageStyle_craft_armou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eapon" style:display-name="PageStyle_craft_weap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ondrous" style:display-name="PageStyle_craft_wondrou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ring" style:display-name="PageStyle_craft_ring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10-01T23:57:32</dc:date>
    <meta:print-date>1601-01-01T10:06:07</meta:print-date>
    <dc:language>en-US</dc:language>
    <meta:editing-cycles>241</meta:editing-cycles>
    <meta:editing-duration>P1DT13H11M14S</meta:editing-duration>
    <meta:user-defined meta:name="Info 1"/>
    <meta:user-defined meta:name="Info 2"/>
    <meta:user-defined meta:name="Info 3"/>
    <meta:user-defined meta:name="Info 4"/>
    <meta:document-statistic meta:table-count="5" meta:cell-count="13599"/>
  </office:meta>
</office:document-meta>
</file>